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033cm"/>
    </style:style>
    <style:style style:name="gr2" style:family="graphic" style:parent-style-name="standard">
      <style:graphic-properties draw:stroke="none" svg:stroke-color="#000000" draw:fill="none" draw:fill-color="#ffffff" fo:min-height="0.556cm"/>
    </style:style>
    <style:style style:name="gr3"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4" style:family="graphic" style:parent-style-name="standard">
      <style:graphic-properties svg:stroke-width="0.081cm" svg:stroke-color="#000000" draw:marker-start-width="0.321cm" draw:marker-end-width="0.321cm" draw:fill-color="#000000" draw:textarea-vertical-align="middle" fo:padding-top="0.165cm" fo:padding-bottom="0.165cm" fo:padding-left="0.29cm" fo:padding-right="0.29cm"/>
    </style:style>
    <style:style style:name="gr5" style:family="graphic" style:parent-style-name="standard">
      <style:graphic-properties draw:fill-color="#000000" draw:textarea-horizontal-align="justify" draw:textarea-vertical-align="middle" draw:auto-grow-height="false" fo:min-height="0cm" fo:min-width="0cm"/>
    </style:style>
    <style:style style:name="gr6" style:family="graphic" style:parent-style-name="objectwithoutfill">
      <style:graphic-properties svg:stroke-width="0.035cm" draw:marker-start-width="0.252cm" draw:marker-end="Arrow" draw:marker-end-width="0.352cm" draw:fill="none" draw:textarea-vertical-align="middle" fo:padding-top="0.142cm" fo:padding-bottom="0.142cm" fo:padding-left="0.267cm" fo:padding-right="0.267cm"/>
    </style:style>
    <style:style style:name="gr7" style:family="graphic" style:parent-style-name="objectwithoutfill">
      <style:graphic-properties svg:stroke-width="0.035cm" draw:marker-start-width="0.252cm" draw:marker-end-width="0.252cm" draw:fill="none" draw:textarea-vertical-align="middle" fo:padding-top="0.142cm" fo:padding-bottom="0.142cm" fo:padding-left="0.267cm" fo:padding-right="0.267cm"/>
    </style:style>
    <style:style style:name="gr8" style:family="graphic" style:parent-style-name="standard">
      <style:graphic-properties draw:stroke="none" svg:stroke-color="#000000" draw:fill="none" draw:fill-color="#ffffff" fo:min-height="2.774cm"/>
    </style:style>
    <style:style style:name="gr9"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style:style>
    <style:style style:name="gr10"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11" style:family="graphic" style:parent-style-name="standard">
      <style:graphic-properties svg:stroke-color="#000000" draw:fill-color="#000000" draw:textarea-horizontal-align="justify" draw:textarea-vertical-align="middle" draw:auto-grow-height="false" fo:min-height="0cm" fo:min-width="0cm"/>
    </style:style>
    <style:style style:name="gr12" style:family="graphic" style:parent-style-name="standard">
      <style:graphic-properties draw:stroke="none" svg:stroke-color="#000000" draw:fill="none" draw:fill-color="#ffffff" fo:min-height="0.475cm"/>
    </style:style>
    <style:style style:name="gr13" style:family="graphic" style:parent-style-name="standard">
      <style:graphic-properties draw:stroke="none" svg:stroke-color="#000000" draw:fill="none" draw:fill-color="#ffffff" fo:min-height="4.304cm"/>
    </style:style>
    <style:style style:name="gr14" style:family="graphic" style:parent-style-name="objectwithoutfill">
      <style:graphic-properties draw:marker-end="Symmetric_20_Arrow" draw:marker-end-width="0.3cm" draw:fill="none" draw:textarea-vertical-align="middle"/>
    </style:style>
    <style:style style:name="gr15" style:family="graphic" style:parent-style-name="standard">
      <style:graphic-properties draw:stroke="none" svg:stroke-color="#000000" draw:fill="none" draw:fill-color="#ffffff" fo:min-height="1.458cm"/>
    </style:style>
    <style:style style:name="gr16" style:family="graphic" style:parent-style-name="standard">
      <style:graphic-properties draw:stroke="none" svg:stroke-color="#000000" draw:fill="none" draw:fill-color="#ffffff" fo:min-height="0.648cm"/>
    </style:style>
    <style:style style:name="gr17" style:family="graphic" style:parent-style-name="standard">
      <style:graphic-properties draw:stroke="dash" draw:stroke-dash="Fine_20_Dashed" draw:fill="none" draw:textarea-horizontal-align="justify" draw:textarea-vertical-align="middle" draw:auto-grow-height="false" fo:min-height="2.783cm" fo:min-width="4.165cm"/>
    </style:style>
    <style:style style:name="gr18" style:family="graphic" style:parent-style-name="standard">
      <style:graphic-properties draw:textarea-horizontal-align="justify" draw:textarea-vertical-align="middle" draw:auto-grow-height="false" fo:min-height="1.821cm" fo:min-width="0.37cm"/>
    </style:style>
    <style:style style:name="gr19" style:family="graphic" style:parent-style-name="standard">
      <style:graphic-properties draw:stroke="none" svg:stroke-color="#000000" draw:fill="none" draw:fill-color="#ffffff" fo:min-height="1.423cm"/>
    </style:style>
    <style:style style:name="gr20" style:family="graphic" style:parent-style-name="standard">
      <style:graphic-properties draw:stroke="none" svg:stroke-color="#000000" draw:fill="none" draw:fill-color="#ffffff" fo:min-height="5.564cm"/>
    </style:style>
    <style:style style:name="gr21" style:family="graphic" style:parent-style-name="standard">
      <style:graphic-properties draw:textarea-horizontal-align="justify" draw:textarea-vertical-align="middle" draw:auto-grow-height="false" fo:min-height="0.075cm" fo:min-width="0cm"/>
    </style:style>
    <style:style style:name="gr22" style:family="graphic" style:parent-style-name="standard">
      <style:graphic-properties draw:stroke="none" svg:stroke-color="#000000" draw:fill="none" draw:fill-color="#ffffff" fo:min-height="0.949cm"/>
    </style:style>
    <style:style style:name="gr23" style:family="graphic" style:parent-style-name="standard">
      <style:graphic-properties draw:stroke="none" svg:stroke-color="#000000" draw:fill="none" draw:fill-color="#ffffff" fo:min-height="1.897cm"/>
    </style:style>
    <style:style style:name="gr24" style:family="graphic" style:parent-style-name="standard">
      <style:graphic-properties draw:stroke="none" svg:stroke-color="#000000" draw:fill="none" draw:fill-color="#ffffff" fo:min-height="1.277cm"/>
    </style:style>
    <style:style style:name="gr25" style:family="graphic" style:parent-style-name="standard">
      <style:graphic-properties draw:stroke="none" svg:stroke-color="#000000" draw:fill="none" draw:fill-color="#ffffff" fo:min-height="1.443cm"/>
    </style:style>
    <style:style style:name="gr26" style:family="graphic" style:parent-style-name="standard">
      <style:graphic-properties draw:textarea-horizontal-align="justify" draw:textarea-vertical-align="middle" draw:auto-grow-height="false" fo:min-height="0.869cm" fo:min-width="1.557cm"/>
    </style:style>
    <style:style style:name="gr27" style:family="graphic" style:parent-style-name="standard">
      <style:graphic-properties draw:stroke="dash" draw:stroke-dash="Fine_20_Dashed" svg:stroke-width="0.081cm" svg:stroke-color="#000000" draw:marker-start-width="0.321cm" draw:marker-end-width="0.321cm" draw:fill-color="#000000" draw:textarea-vertical-align="middle" fo:padding-top="0.165cm" fo:padding-bottom="0.165cm" fo:padding-left="0.29cm" fo:padding-right="0.29cm"/>
    </style:style>
    <style:style style:name="gr28" style:family="graphic" style:parent-style-name="objectwithoutfill">
      <style:graphic-properties draw:stroke="dash" draw:stroke-dash="Fine_20_Dashed" svg:stroke-width="0.081cm" draw:marker-start-width="0.321cm" draw:marker-end-width="0.321cm" draw:fill="none" draw:textarea-vertical-align="middle" fo:padding-top="0.165cm" fo:padding-bottom="0.165cm" fo:padding-left="0.29cm" fo:padding-right="0.29cm"/>
    </style:style>
    <style:style style:name="gr29" style:family="graphic" style:parent-style-name="standard">
      <style:graphic-properties draw:stroke="none" svg:stroke-color="#000000" draw:fill="none" draw:fill-color="#ffffff" fo:min-height="0.712cm"/>
    </style:style>
    <style:style style:name="gr30" style:family="graphic" style:parent-style-name="standard">
      <style:graphic-properties draw:stroke="none" svg:stroke-color="#000000" draw:fill="none" draw:fill-color="#ffffff" fo:min-height="6.746cm"/>
    </style:style>
    <style:style style:name="gr31" style:family="graphic" style:parent-style-name="standard">
      <style:graphic-properties draw:stroke="none" svg:stroke-color="#000000" draw:fill="none" draw:fill-color="#ffffff" fo:min-height="0.836cm"/>
    </style:style>
    <style:style style:name="gr32" style:family="graphic" style:parent-style-name="objectwithoutfill">
      <style:graphic-properties draw:marker-end="Arrow" draw:marker-end-width="0.3cm" draw:fill="none" draw:textarea-vertical-align="middle"/>
    </style:style>
    <style:style style:name="gr33" style:family="graphic" style:parent-style-name="standard">
      <style:graphic-properties draw:stroke="none" svg:stroke-color="#000000" draw:fill="none" draw:fill-color="#ffffff" fo:min-height="1.38cm"/>
    </style:style>
    <style:style style:name="gr34" style:family="graphic" style:parent-style-name="standard">
      <style:graphic-properties draw:stroke="none" svg:stroke-color="#000000" draw:fill="none" draw:fill-color="#ffffff" fo:min-height="0.846cm"/>
    </style:style>
    <style:style style:name="gr35" style:family="graphic" style:parent-style-name="standard">
      <style:graphic-properties draw:stroke="none" svg:stroke-color="#000000" draw:fill="none" draw:fill-color="#ffffff" fo:min-height="0.812cm"/>
    </style:style>
    <style:style style:name="gr36" style:family="graphic" style:parent-style-name="objectwithoutfill">
      <style:graphic-properties svg:stroke-width="0.106cm" draw:marker-start-width="0.358cm" draw:marker-end-width="0.358cm" draw:fill="none" draw:textarea-vertical-align="middle" fo:padding-top="0.177cm" fo:padding-bottom="0.177cm" fo:padding-left="0.302cm" fo:padding-right="0.302cm"/>
    </style:style>
    <style:style style:name="gr37" style:family="graphic" style:parent-style-name="standard">
      <style:graphic-properties draw:stroke="none" svg:stroke-color="#000000" draw:fill="none" draw:fill-color="#ffffff" fo:min-height="1.201cm"/>
    </style:style>
    <style:style style:name="gr38" style:family="graphic" style:parent-style-name="standard">
      <style:graphic-properties draw:stroke="none" svg:stroke-color="#000000" draw:fill="none" draw:fill-color="#ffffff" fo:min-height="8.533cm"/>
    </style:style>
    <style:style style:name="gr39" style:family="graphic" style:parent-style-name="standard">
      <style:graphic-properties draw:stroke="none" svg:stroke-color="#000000" draw:fill="none" draw:fill-color="#ffffff" fo:min-height="2.371cm"/>
    </style:style>
    <style:style style:name="gr40" style:family="graphic" style:parent-style-name="objectwithoutfill">
      <style:graphic-properties svg:stroke-width="0.05cm" svg:stroke-color="#000000" draw:marker-start-width="0.275cm" draw:marker-end-width="0.275cm" draw:fill="none" draw:textarea-vertical-align="middle" fo:padding-top="0.15cm" fo:padding-bottom="0.15cm" fo:padding-left="0.275cm" fo:padding-right="0.275cm"/>
    </style:style>
    <style:style style:name="gr41"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42" style:family="graphic" style:parent-style-name="standard">
      <style:graphic-properties draw:textarea-horizontal-align="justify" draw:textarea-vertical-align="middle" draw:auto-grow-height="false" fo:min-height="0.809cm" fo:min-width="0cm"/>
    </style:style>
    <style:style style:name="gr43" style:family="graphic" style:parent-style-name="standard">
      <style:graphic-properties draw:fill-color="#cc9900" draw:textarea-horizontal-align="justify" draw:textarea-vertical-align="middle" draw:auto-grow-height="false" fo:min-height="0.186cm" fo:min-width="0.558cm"/>
    </style:style>
    <style:style style:name="gr44" style:family="graphic" style:parent-style-name="standard">
      <style:graphic-properties draw:fill-color="#cc9900" draw:textarea-horizontal-align="justify" draw:textarea-vertical-align="middle" draw:auto-grow-height="false" fo:min-height="0.809cm" fo:min-width="0cm"/>
    </style:style>
    <style:style style:name="gr45" style:family="graphic" style:parent-style-name="objectwithoutfill">
      <style:graphic-properties svg:stroke-width="0.053cm" svg:stroke-color="#000000" draw:marker-start-width="0.279cm" draw:marker-end-width="0.279cm" draw:fill="none" draw:textarea-vertical-align="middle" fo:padding-top="0.151cm" fo:padding-bottom="0.151cm" fo:padding-left="0.276cm" fo:padding-right="0.276cm"/>
    </style:style>
    <style:style style:name="gr46" style:family="graphic" style:parent-style-name="standard">
      <style:graphic-properties svg:stroke-color="#3465a4" draw:textarea-horizontal-align="justify" draw:textarea-vertical-align="middle" draw:auto-grow-height="false" fo:min-height="0.809cm" fo:min-width="0cm"/>
    </style:style>
    <style:style style:name="gr47" style:family="graphic" style:parent-style-name="standard">
      <style:graphic-properties svg:stroke-color="#3465a4" draw:fill-color="#000000" draw:textarea-horizontal-align="justify" draw:textarea-vertical-align="middle" draw:auto-grow-height="false" fo:min-height="0cm" fo:min-width="0cm"/>
    </style:style>
    <style:style style:name="gr48" style:family="graphic" style:parent-style-name="standard">
      <style:graphic-properties svg:stroke-color="#3465a4" draw:fill-color="#cc9900" draw:textarea-horizontal-align="justify" draw:textarea-vertical-align="middle" draw:auto-grow-height="false" fo:min-height="0.186cm" fo:min-width="0.558cm"/>
    </style:style>
    <style:style style:name="gr49" style:family="graphic" style:parent-style-name="standard">
      <style:graphic-properties draw:stroke="none" svg:stroke-color="#000000" draw:fill="none" draw:fill-color="#ffffff" fo:min-height="0.348cm"/>
    </style:style>
    <style:style style:name="gr50" style:family="graphic" style:parent-style-name="standard">
      <style:graphic-properties draw:stroke="none" svg:stroke-color="#000000" draw:fill="none" draw:fill-color="#ffffff" fo:min-height="0.435cm"/>
    </style:style>
    <style:style style:name="gr51" style:family="graphic" style:parent-style-name="standard">
      <style:graphic-properties draw:stroke="none" svg:stroke-color="#000000" draw:fill="none" draw:fill-color="#ffffff" draw:textarea-horizontal-align="left" draw:auto-grow-height="true" draw:auto-grow-width="true" fo:min-height="0.433cm" fo:min-width="0.87cm"/>
    </style:style>
    <style:style style:name="gr52" style:family="graphic" style:parent-style-name="standard">
      <style:graphic-properties draw:stroke="none" svg:stroke-color="#000000" draw:fill="none" draw:fill-color="#ffffff" draw:textarea-horizontal-align="left" draw:auto-grow-height="true" draw:auto-grow-width="true" fo:min-height="0.433cm" fo:min-width="1.086cm"/>
    </style:style>
    <style:style style:name="gr53" style:family="graphic" style:parent-style-name="standard">
      <style:graphic-properties draw:stroke="none" svg:stroke-color="#000000" draw:fill="none" draw:fill-color="#ffffff" draw:textarea-horizontal-align="left" draw:auto-grow-height="true" draw:auto-grow-width="false" fo:min-height="0.949cm" fo:min-width="0cm"/>
    </style:style>
    <style:style style:name="gr54" style:family="graphic" style:parent-style-name="standard">
      <style:graphic-properties draw:stroke="none" svg:stroke-color="#000000" draw:fill="none" draw:fill-color="#ffffff" draw:textarea-horizontal-align="left" draw:auto-grow-height="true" draw:auto-grow-width="false" fo:min-height="0.493cm" fo:min-width="0cm"/>
    </style:style>
    <style:style style:name="gr55" style:family="graphic" style:parent-style-name="standard">
      <style:graphic-properties draw:stroke="none" svg:stroke-color="#000000" draw:fill="none" draw:fill-color="#ffffff" draw:textarea-horizontal-align="left" draw:auto-grow-height="true" draw:auto-grow-width="true" fo:min-height="0.433cm" fo:min-width="1.302cm"/>
    </style:style>
    <style:style style:name="gr56" style:family="graphic" style:parent-style-name="standard">
      <style:graphic-properties draw:stroke="none" svg:stroke-color="#000000" draw:fill="none" draw:fill-color="#ffffff" draw:textarea-horizontal-align="left" draw:auto-grow-height="true" draw:auto-grow-width="true" fo:min-height="0.475cm" fo:min-width="0.451cm"/>
    </style:style>
    <style:style style:name="gr57" style:family="graphic" style:parent-style-name="standard">
      <style:graphic-properties draw:stroke="none" svg:stroke-color="#000000" draw:fill="none" draw:fill-color="#ffffff" draw:textarea-horizontal-align="left" draw:auto-grow-height="true" draw:auto-grow-width="true" fo:min-height="0.475cm" fo:min-width="0.688cm"/>
    </style:style>
    <style:style style:name="gr58" style:family="graphic" style:parent-style-name="objectwithoutfill">
      <style:graphic-properties svg:stroke-width="0.05cm" svg:stroke-color="#000000" draw:marker-start="" draw:marker-start-width="0.275cm" draw:marker-end="Arrow" draw:marker-end-width="0.275cm" draw:fill="none" draw:textarea-vertical-align="middle" fo:padding-top="0.15cm" fo:padding-bottom="0.15cm" fo:padding-left="0.275cm" fo:padding-right="0.275cm"/>
    </style:style>
    <style:style style:name="gr59" style:family="graphic" style:parent-style-name="standard">
      <style:graphic-properties draw:stroke="none" svg:stroke-color="#000000" draw:fill="none" draw:fill-color="#ffffff" draw:textarea-horizontal-align="left" draw:auto-grow-height="true" draw:auto-grow-width="true" fo:min-height="0.475cm" fo:min-width="2.012cm"/>
    </style:style>
    <style:style style:name="gr60" style:family="graphic" style:parent-style-name="objectwithoutfill">
      <style:graphic-properties draw:stroke="dash" draw:stroke-dash="Fine_20_Dashed" draw:fill="none" draw:textarea-vertical-align="middle"/>
    </style:style>
    <style:style style:name="P1" style:family="paragraph">
      <loext:graphic-properties draw:fill="none" draw:fill-color="#ffffff"/>
      <style:text-properties fo:font-size="18pt"/>
    </style:style>
    <style:style style:name="P2" style:family="paragraph">
      <loext:graphic-properties draw:fill="none" draw:fill-color="#ffffff"/>
      <style:text-properties fo:font-size="14pt" style:font-size-asian="14pt" style:font-size-complex="14pt"/>
    </style:style>
    <style:style style:name="P3" style:family="paragraph">
      <loext:graphic-properties draw:fill="none"/>
      <style:paragraph-properties fo:text-align="center"/>
    </style:style>
    <style:style style:name="P4" style:family="paragraph">
      <loext:graphic-properties draw:fill-color="#000000"/>
      <style:paragraph-properties fo:text-align="center"/>
    </style:style>
    <style:style style:name="P5" style:family="paragraph">
      <loext:graphic-properties draw:fill="none" draw:fill-color="#ffffff"/>
      <style:text-properties fo:font-size="12pt" style:font-size-asian="12pt" style:font-size-complex="12pt"/>
    </style:style>
    <style:style style:name="P6" style:family="paragraph">
      <style:paragraph-properties fo:text-align="center"/>
    </style:style>
    <style:style style:name="P7" style:family="paragraph">
      <loext:graphic-properties draw:fill="none" draw:fill-color="#ffffff"/>
    </style:style>
    <style:style style:name="P8" style:family="paragraph">
      <style:text-properties fo:font-size="12pt" style:font-size-asian="12pt" style:font-size-complex="12pt"/>
    </style:style>
    <style:style style:name="P9" style:family="paragraph">
      <style:text-properties fo:font-size="13pt" style:font-size-asian="13pt" style:font-size-complex="13pt"/>
    </style:style>
    <style:style style:name="P10" style:family="paragraph">
      <loext:graphic-properties draw:fill="none" draw:fill-color="#ffffff"/>
      <style:text-properties fo:font-size="13pt" style:font-size-asian="13pt" style:font-size-complex="13pt"/>
    </style:style>
    <style:style style:name="P11" style:family="paragraph">
      <style:text-properties fo:font-size="18pt"/>
    </style:style>
    <style:style style:name="P12" style:family="paragraph">
      <loext:graphic-properties draw:fill-color="#cc9900"/>
      <style:paragraph-properties fo:text-align="center"/>
    </style:style>
    <style:style style:name="P13" style:family="paragraph">
      <loext:graphic-properties draw:fill-color="#cc9900"/>
      <style:paragraph-properties fo:text-align="justify"/>
    </style:style>
    <style:style style:name="P14" style:family="paragraph">
      <style:paragraph-properties fo:text-align="justify"/>
    </style:style>
    <style:style style:name="P15" style:family="paragraph">
      <style:paragraph-properties fo:text-align="end"/>
    </style:style>
    <style:style style:name="P16" style:family="paragraph">
      <loext:graphic-properties draw:fill="none" draw:fill-color="#ffffff"/>
      <style:paragraph-properties fo:text-align="end"/>
      <style:text-properties fo:font-size="11pt" style:font-size-asian="12pt" style:font-size-complex="12pt"/>
    </style:style>
    <style:style style:name="P17" style:family="paragraph">
      <loext:graphic-properties draw:fill="none" draw:fill-color="#ffffff"/>
      <style:text-properties fo:font-size="11pt" style:font-size-asian="12pt" style:font-size-complex="12pt"/>
    </style:style>
    <style:style style:name="P18" style:family="paragraph">
      <loext:graphic-properties draw:fill="none" draw:fill-color="#ffffff"/>
      <style:paragraph-properties fo:text-align="end"/>
      <style:text-properties fo:font-size="12pt" style:font-size-asian="12pt" style:font-size-complex="12pt"/>
    </style:style>
    <style:style style:name="T1" style:family="text">
      <style:text-properties fo:font-size="18pt"/>
    </style:style>
    <style:style style:name="T2" style:family="text">
      <style:text-properties fo:font-size="14pt" style:font-size-asian="14pt" style:font-size-complex="14pt"/>
    </style:style>
    <style:style style:name="T3" style:family="text">
      <style:text-properties fo:font-size="12pt"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fo:font-size="13pt" style:font-size-asian="13pt" style:font-size-complex="13pt"/>
    </style:style>
    <style:style style:name="T6" style:family="text">
      <style:text-properties fo:font-size="8pt" style:font-size-asian="8pt" style:font-size-complex="8pt"/>
    </style:style>
    <style:style style:name="T7" style:family="text">
      <style:text-properties fo:font-size="11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8.116cm" svg:height="2.283cm" svg:x="1cm" svg:y="1cm">
          <draw:text-box>
            <text:p><text:span text:style-name="T1">First the theory (apologies to everyone who’s knows this stuff already).</text:span></text:p>
          </draw:text-box>
        </draw:frame>
        <draw:frame draw:style-name="gr2" draw:text-style-name="P2" draw:layer="layout" svg:width="1.201cm" svg:height="0.806cm" svg:x="11.332cm" svg:y="8.472cm">
          <draw:text-box>
            <text:p><text:span text:style-name="T2">Vo</text:span></text:p>
          </draw:text-box>
        </draw:frame>
        <draw:g>
          <draw:g>
            <draw:line draw:style-name="gr3" draw:text-style-name="P3" draw:layer="layout" svg:x1="10.139cm" svg:y1="8.269cm" svg:x2="10.139cm" svg:y2="8.671cm">
              <text:p/>
            </draw:line>
            <draw:line draw:style-name="gr3" draw:text-style-name="P3" draw:layer="layout" svg:x1="10.13cm" svg:y1="9.606cm" svg:x2="10.13cm" svg:y2="10.008cm">
              <text:p/>
            </draw:line>
            <draw:line draw:style-name="gr3" draw:text-style-name="P3" draw:layer="layout" svg:x1="10.348cm" svg:y1="9.006cm" svg:x2="9.892cm" svg:y2="8.866cm">
              <text:p/>
            </draw:line>
            <draw:line draw:style-name="gr3" draw:text-style-name="P3" draw:layer="layout" svg:x1="10.349cm" svg:y1="8.723cm" svg:x2="10.139cm" svg:y2="8.658cm">
              <text:p/>
            </draw:line>
            <draw:line draw:style-name="gr3" draw:text-style-name="P3" draw:layer="layout" svg:x1="10.35cm" svg:y1="9.566cm" svg:x2="9.894cm" svg:y2="9.426cm">
              <text:p/>
            </draw:line>
            <draw:line draw:style-name="gr3" draw:text-style-name="P3" draw:layer="layout" svg:x1="10.337cm" svg:y1="9.278cm" svg:x2="9.881cm" svg:y2="9.138cm">
              <text:p/>
            </draw:line>
            <draw:line draw:style-name="gr3" draw:text-style-name="P3" draw:layer="layout" svg:x1="10.348cm" svg:y1="8.716cm" svg:x2="9.892cm" svg:y2="8.856cm">
              <text:p/>
            </draw:line>
            <draw:line draw:style-name="gr3" draw:text-style-name="P3" draw:layer="layout" svg:x1="10.345cm" svg:y1="9.003cm" svg:x2="9.889cm" svg:y2="9.143cm">
              <text:p/>
            </draw:line>
            <draw:line draw:style-name="gr3" draw:text-style-name="P3" draw:layer="layout" svg:x1="10.35cm" svg:y1="9.282cm" svg:x2="9.894cm" svg:y2="9.422cm">
              <text:p/>
            </draw:line>
            <draw:line draw:style-name="gr3" draw:text-style-name="P3" draw:layer="layout" svg:x1="10.352cm" svg:y1="9.56cm" svg:x2="10.127cm" svg:y2="9.627cm">
              <text:p/>
            </draw:line>
          </draw:g>
          <draw:g>
            <draw:line draw:style-name="gr3" draw:text-style-name="P3" draw:layer="layout" svg:x1="10.148cm" svg:y1="5.393cm" svg:x2="10.148cm" svg:y2="5.795cm">
              <text:p/>
            </draw:line>
            <draw:line draw:style-name="gr3" draw:text-style-name="P3" draw:layer="layout" svg:x1="10.139cm" svg:y1="6.73cm" svg:x2="10.139cm" svg:y2="7.132cm">
              <text:p/>
            </draw:line>
            <draw:line draw:style-name="gr3" draw:text-style-name="P3" draw:layer="layout" svg:x1="10.357cm" svg:y1="6.13cm" svg:x2="9.901cm" svg:y2="5.99cm">
              <text:p/>
            </draw:line>
            <draw:line draw:style-name="gr3" draw:text-style-name="P3" draw:layer="layout" svg:x1="10.358cm" svg:y1="5.847cm" svg:x2="10.148cm" svg:y2="5.782cm">
              <text:p/>
            </draw:line>
            <draw:line draw:style-name="gr3" draw:text-style-name="P3" draw:layer="layout" svg:x1="10.359cm" svg:y1="6.69cm" svg:x2="9.903cm" svg:y2="6.55cm">
              <text:p/>
            </draw:line>
            <draw:line draw:style-name="gr3" draw:text-style-name="P3" draw:layer="layout" svg:x1="10.346cm" svg:y1="6.402cm" svg:x2="9.89cm" svg:y2="6.262cm">
              <text:p/>
            </draw:line>
            <draw:line draw:style-name="gr3" draw:text-style-name="P3" draw:layer="layout" svg:x1="10.357cm" svg:y1="5.84cm" svg:x2="9.901cm" svg:y2="5.98cm">
              <text:p/>
            </draw:line>
            <draw:line draw:style-name="gr3" draw:text-style-name="P3" draw:layer="layout" svg:x1="10.354cm" svg:y1="6.127cm" svg:x2="9.898cm" svg:y2="6.267cm">
              <text:p/>
            </draw:line>
            <draw:line draw:style-name="gr3" draw:text-style-name="P3" draw:layer="layout" svg:x1="10.359cm" svg:y1="6.406cm" svg:x2="9.903cm" svg:y2="6.546cm">
              <text:p/>
            </draw:line>
            <draw:line draw:style-name="gr3" draw:text-style-name="P3" draw:layer="layout" svg:x1="10.361cm" svg:y1="6.684cm" svg:x2="10.136cm" svg:y2="6.751cm">
              <text:p/>
            </draw:line>
          </draw:g>
          <draw:connector draw:style-name="gr4" draw:text-style-name="P4" draw:layer="layout" svg:x1="10.144cm" svg:y1="7.123cm" svg:x2="10.144cm" svg:y2="8.286cm" svg:d="M10144 7123v1163" svg:viewBox="0 0 1 1164">
            <text:p/>
          </draw:connector>
          <draw:line draw:style-name="gr3" draw:text-style-name="P3" draw:layer="layout" svg:x1="10.071cm" svg:y1="7.568cm" svg:x2="11.482cm" svg:y2="7.556cm">
            <text:p/>
          </draw:line>
          <draw:custom-shape draw:style-name="gr5" draw:text-style-name="P4" draw:layer="layout" svg:width="0.228cm" svg:height="0.228cm" svg:x="10.051cm" svg:y="7.4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8.915cm" svg:y1="5.407cm" svg:x2="11.452cm" svg:y2="5.407cm">
            <text:p/>
          </draw:line>
          <draw:line draw:style-name="gr3" draw:text-style-name="P3" draw:layer="layout" svg:x1="8.88cm" svg:y1="10.005cm" svg:x2="11.417cm" svg:y2="10.005cm">
            <text:p/>
          </draw:line>
          <draw:custom-shape draw:style-name="gr5" draw:text-style-name="P4" draw:layer="layout" svg:width="0.228cm" svg:height="0.228cm" svg:x="10.016cm" svg:y="9.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228cm" svg:height="0.228cm" svg:x="10.025cm" svg:y="5.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1.201cm" svg:height="0.806cm" svg:x="10.166cm" svg:y="5.591cm">
            <draw:text-box>
              <text:p><text:span text:style-name="T2">Rx</text:span></text:p>
            </draw:text-box>
          </draw:frame>
          <draw:frame draw:style-name="gr2" draw:text-style-name="P2" draw:layer="layout" svg:width="1.201cm" svg:height="0.806cm" svg:x="10.141cm" svg:y="8.463cm">
            <draw:text-box>
              <text:p><text:span text:style-name="T2">Ry</text:span></text:p>
            </draw:text-box>
          </draw:frame>
          <draw:frame draw:style-name="gr2" draw:text-style-name="P2" draw:layer="layout" svg:width="1.201cm" svg:height="0.806cm" svg:x="8.868cm" svg:y="7.218cm">
            <draw:text-box>
              <text:p><text:span text:style-name="T2">Vi</text:span></text:p>
            </draw:text-box>
          </draw:frame>
          <draw:line draw:style-name="gr6" draw:text-style-name="P3" draw:layer="layout" svg:x1="9.33cm" svg:y1="7.289cm" svg:x2="9.321cm" svg:y2="5.52cm">
            <text:p/>
          </draw:line>
          <draw:line draw:style-name="gr7" draw:text-style-name="P3" draw:layer="layout" svg:x1="9.33cm" svg:y1="7.948cm" svg:x2="9.321cm" svg:y2="9.904cm">
            <text:p/>
          </draw:line>
          <draw:line draw:style-name="gr6" draw:text-style-name="P3" draw:layer="layout" svg:x1="11.785cm" svg:y1="8.57cm" svg:x2="11.784cm" svg:y2="7.7cm">
            <text:p/>
          </draw:line>
          <draw:line draw:style-name="gr7" draw:text-style-name="P3" draw:layer="layout" svg:x1="11.813cm" svg:y1="9.176cm" svg:x2="11.803cm" svg:y2="9.815cm">
            <text:p/>
          </draw:line>
        </draw:g>
        <draw:frame draw:style-name="gr8" draw:text-style-name="P5" draw:layer="layout" svg:width="5.336cm" svg:height="3.024cm" svg:x="12.496cm" svg:y="5.787cm">
          <draw:text-box>
            <text:p><text:span text:style-name="T3">Vi / (Rx + Ry) = Vo / Ry</text:span></text:p>
            <text:p><text:span text:style-name="T3"/></text:p>
            <text:p><text:span text:style-name="T3">therefore</text:span></text:p>
            <text:p><text:span text:style-name="T3"/></text:p>
            <text:p><text:span text:style-name="T3">Vo = (Vi * Ry) / (Rx + Ry)</text:span></text:p>
          </draw:text-box>
        </draw:frame>
        <draw:line draw:style-name="gr9" draw:text-style-name="P3" draw:layer="layout" svg:x1="3.225cm" svg:y1="13.289cm" svg:x2="3.261cm" svg:y2="15.31cm">
          <text:p/>
        </draw:line>
        <draw:line draw:style-name="gr10" draw:text-style-name="P3" draw:layer="layout" svg:x1="3.263cm" svg:y1="14.444cm" svg:x2="4.201cm" svg:y2="15.454cm">
          <text:p/>
        </draw:line>
        <draw:line draw:style-name="gr3" draw:text-style-name="P3" draw:layer="layout" svg:x1="3.227cm" svg:y1="14.155cm" svg:x2="4.129cm" svg:y2="13.289cm">
          <text:p/>
        </draw:line>
        <draw:line draw:style-name="gr3" draw:text-style-name="P3" draw:layer="layout" svg:x1="4.165cm" svg:y1="15.418cm" svg:x2="4.18cm" svg:y2="16.229cm">
          <text:p/>
        </draw:line>
        <draw:line draw:style-name="gr3" draw:text-style-name="P3" draw:layer="layout" svg:x1="3.227cm" svg:y1="14.371cm" svg:x2="2.541cm" svg:y2="14.371cm">
          <text:p/>
        </draw:line>
        <draw:line draw:style-name="gr3" draw:text-style-name="P3" draw:layer="layout" svg:x1="4.127cm" svg:y1="12.362cm" svg:x2="4.124cm" svg:y2="13.296cm">
          <text:p/>
        </draw:line>
        <draw:custom-shape draw:style-name="gr11" draw:text-style-name="P4" draw:layer="layout" svg:width="0.166cm" svg:height="0.166cm" svg:x="4.092cm" svg:y="16.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 draw:text-style-name="P5" draw:layer="layout" svg:width="1.347cm" svg:height="0.725cm" svg:x="5.547cm" svg:y="12.054cm">
          <draw:text-box>
            <text:p><text:span text:style-name="T3">O/P</text:span></text:p>
          </draw:text-box>
        </draw:frame>
        <draw:line draw:style-name="gr3" draw:text-style-name="P3" draw:layer="layout" svg:x1="2.717cm" svg:y1="16.136cm" svg:x2="5.254cm" svg:y2="16.136cm">
          <text:p/>
        </draw:line>
        <draw:line draw:style-name="gr3" draw:text-style-name="P3" draw:layer="layout" svg:x1="4.141cm" svg:y1="12.418cm" svg:x2="5.567cm" svg:y2="12.397cm">
          <text:p/>
        </draw:line>
        <draw:frame draw:style-name="gr13" draw:text-style-name="P5" draw:layer="layout" svg:width="10.868cm" svg:height="4.554cm" svg:x="6.932cm" svg:y="11.087cm">
          <draw:text-box>
            <text:p><text:span text:style-name="T3">The transistor schematic symbol shown is drawn in what is called the open-collector configuration.</text:span></text:p>
            <text:p><text:span text:style-name="T3">In this configuration if the voltage applied to the base of the transistor with respect to the emitter (Vbe) exceeds 0.7V the transistor will turn on and the voltage of the collector with respect to the emitter will fall to 0.2V (Vce).</text:span></text:p>
            <text:p><text:span text:style-name="T3">If Vbe is less than 0.7V then the transistor will be off and the collector voltage will float towards Vcc.</text:span></text:p>
          </draw:text-box>
        </draw:frame>
        <draw:frame draw:style-name="gr2" draw:text-style-name="P2" draw:layer="layout" svg:width="2.453cm" svg:height="0.806cm" svg:x="4.591cm" svg:y="13.037cm">
          <draw:text-box>
            <text:p><text:span text:style-name="T2">collector</text:span></text:p>
          </draw:text-box>
        </draw:frame>
        <draw:frame draw:style-name="gr2" draw:text-style-name="P2" draw:layer="layout" svg:width="2.453cm" svg:height="0.806cm" svg:x="4.982cm" svg:y="14.744cm">
          <draw:text-box>
            <text:p><text:span text:style-name="T2">emitter</text:span></text:p>
          </draw:text-box>
        </draw:frame>
        <draw:frame draw:style-name="gr2" draw:text-style-name="P2" draw:layer="layout" svg:width="2.453cm" svg:height="0.806cm" svg:x="1cm" svg:y="14.994cm">
          <draw:text-box>
            <text:p><text:span text:style-name="T2">base</text:span></text:p>
          </draw:text-box>
        </draw:frame>
        <draw:line draw:style-name="gr14" draw:text-style-name="P3" draw:layer="layout" svg:x1="4.821cm" svg:y1="13.554cm" svg:x2="4.127cm" svg:y2="13.447cm">
          <text:p/>
        </draw:line>
        <draw:line draw:style-name="gr14" draw:text-style-name="P3" draw:layer="layout" svg:x1="5.052cm" svg:y1="15.119cm" svg:x2="4.234cm" svg:y2="15.048cm">
          <text:p/>
        </draw:line>
        <draw:line draw:style-name="gr14" draw:text-style-name="P3" draw:layer="layout" svg:x1="2.188cm" svg:y1="13.5cm" svg:x2="3.077cm" svg:y2="14.141cm">
          <text:p/>
        </draw:line>
        <draw:frame draw:style-name="gr15" draw:text-style-name="P5" draw:layer="layout" svg:width="18.232cm" svg:height="1.708cm" svg:x="1.281cm" svg:y="16.471cm">
          <draw:text-box>
            <text:p><text:span text:style-name="T3">Notes:</text:span></text:p>
            <text:p><text:span text:style-name="T3">Strictly speaking the transistor schematic shown is a NPN Bipolar Junction Transistor and the voltages quoted are for a device manufactured from silicon.</text:span></text:p>
          </draw:text-box>
        </draw:frame>
        <draw:g>
          <draw:line draw:style-name="gr3" draw:text-style-name="P3" draw:layer="layout" svg:x1="4.155cm" svg:y1="10.7cm" svg:x2="4.155cm" svg:y2="11.102cm">
            <text:p/>
          </draw:line>
          <draw:line draw:style-name="gr3" draw:text-style-name="P3" draw:layer="layout" svg:x1="4.146cm" svg:y1="12.037cm" svg:x2="4.146cm" svg:y2="12.439cm">
            <text:p/>
          </draw:line>
          <draw:line draw:style-name="gr3" draw:text-style-name="P3" draw:layer="layout" svg:x1="4.364cm" svg:y1="11.437cm" svg:x2="3.908cm" svg:y2="11.297cm">
            <text:p/>
          </draw:line>
          <draw:line draw:style-name="gr3" draw:text-style-name="P3" draw:layer="layout" svg:x1="4.365cm" svg:y1="11.154cm" svg:x2="4.155cm" svg:y2="11.089cm">
            <text:p/>
          </draw:line>
          <draw:line draw:style-name="gr3" draw:text-style-name="P3" draw:layer="layout" svg:x1="4.366cm" svg:y1="11.997cm" svg:x2="3.91cm" svg:y2="11.857cm">
            <text:p/>
          </draw:line>
          <draw:line draw:style-name="gr3" draw:text-style-name="P3" draw:layer="layout" svg:x1="4.353cm" svg:y1="11.709cm" svg:x2="3.897cm" svg:y2="11.569cm">
            <text:p/>
          </draw:line>
          <draw:line draw:style-name="gr3" draw:text-style-name="P3" draw:layer="layout" svg:x1="4.364cm" svg:y1="11.147cm" svg:x2="3.908cm" svg:y2="11.287cm">
            <text:p/>
          </draw:line>
          <draw:line draw:style-name="gr3" draw:text-style-name="P3" draw:layer="layout" svg:x1="4.361cm" svg:y1="11.434cm" svg:x2="3.905cm" svg:y2="11.574cm">
            <text:p/>
          </draw:line>
          <draw:line draw:style-name="gr3" draw:text-style-name="P3" draw:layer="layout" svg:x1="4.366cm" svg:y1="11.713cm" svg:x2="3.91cm" svg:y2="11.853cm">
            <text:p/>
          </draw:line>
          <draw:line draw:style-name="gr3" draw:text-style-name="P3" draw:layer="layout" svg:x1="4.368cm" svg:y1="11.991cm" svg:x2="4.143cm" svg:y2="12.058cm">
            <text:p/>
          </draw:line>
        </draw:g>
        <draw:line draw:style-name="gr3" draw:text-style-name="P3" draw:layer="layout" svg:x1="3.056cm" svg:y1="10.658cm" svg:x2="5.593cm" svg:y2="10.658cm">
          <text:p/>
        </draw:line>
        <draw:custom-shape draw:style-name="gr11" draw:text-style-name="P4" draw:layer="layout" svg:width="0.166cm" svg:height="0.166cm" svg:x="4.075cm" svg:y="10.5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166cm" svg:height="0.166cm" svg:x="4.058cm" svg:y="12.3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2" draw:text-style-name="P5" draw:layer="layout" svg:width="1.397cm" svg:height="0.725cm" svg:x="4.331cm" svg:y="10.814cm">
          <draw:text-box>
            <text:p><text:span text:style-name="T3">Rx</text:span></text:p>
          </draw:text-box>
        </draw:frame>
        <draw:frame draw:style-name="gr16" draw:text-style-name="P5" draw:layer="layout" svg:width="1.948cm" svg:height="0.898cm" svg:x="4.172cm" svg:y="9.997cm">
          <draw:text-box>
            <text:p><text:span text:style-name="T3">Vcc</text:span></text:p>
          </draw:text-box>
        </draw:frame>
        <draw:line draw:style-name="gr9" draw:text-style-name="P3" draw:layer="layout" svg:x1="6.137cm" svg:y1="23.262cm" svg:x2="6.173cm" svg:y2="25.283cm">
          <text:p/>
        </draw:line>
        <draw:line draw:style-name="gr10" draw:text-style-name="P3" draw:layer="layout" svg:x1="6.175cm" svg:y1="24.417cm" svg:x2="7.113cm" svg:y2="25.427cm">
          <text:p/>
        </draw:line>
        <draw:line draw:style-name="gr3" draw:text-style-name="P3" draw:layer="layout" svg:x1="6.139cm" svg:y1="24.128cm" svg:x2="7.041cm" svg:y2="23.262cm">
          <text:p/>
        </draw:line>
        <draw:line draw:style-name="gr3" draw:text-style-name="P3" draw:layer="layout" svg:x1="7.077cm" svg:y1="25.391cm" svg:x2="7.092cm" svg:y2="26.202cm">
          <text:p/>
        </draw:line>
        <draw:line draw:style-name="gr3" draw:text-style-name="P3" draw:layer="layout" svg:x1="6.139cm" svg:y1="24.344cm" svg:x2="3.615cm" svg:y2="24.393cm">
          <text:p/>
        </draw:line>
        <draw:custom-shape draw:style-name="gr17" draw:text-style-name="P3" draw:layer="layout" svg:width="4.665cm" svg:height="3.033cm" svg:x="2.759cm" svg:y="23.066cm">
          <text:p/>
          <draw:enhanced-geometry svg:viewBox="0 0 21600 21600" draw:mirror-horizontal="false" draw:mirror-vertical="false" draw:type="rectangle" draw:enhanced-path="M 0 0 L 21600 0 21600 21600 0 21600 0 0 Z N"/>
        </draw:custom-shape>
        <draw:line draw:style-name="gr3" draw:text-style-name="P3" draw:layer="layout" svg:x1="7.027cm" svg:y1="23.045cm" svg:x2="7.036cm" svg:y2="23.269cm">
          <text:p/>
        </draw:line>
        <draw:custom-shape draw:style-name="gr11" draw:text-style-name="P4" draw:layer="layout" svg:width="0.166cm" svg:height="0.166cm" svg:x="4.891cm" svg:y="22.9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 draw:text-style-name="P6" draw:layer="layout" svg:width="0.87cm" svg:height="2.071cm" draw:transform="skewX (-0.00436332312998582) rotate (-0.0043633231299858) translate (2.931cm 23.452cm)">
          <text:p/>
          <draw:enhanced-geometry svg:viewBox="0 0 21600 21600" draw:mirror-horizontal="false" draw:mirror-vertical="false" draw:type="rectangle" draw:enhanced-path="M 0 0 L 21600 0 21600 21600 0 21600 0 0 Z N"/>
        </draw:custom-shape>
        <draw:custom-shape draw:style-name="gr11" draw:text-style-name="P4" draw:layer="layout" svg:width="0.166cm" svg:height="0.166cm" svg:x="6.939cm" svg:y="22.9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166cm" svg:height="0.166cm" svg:x="7.004cm" svg:y="26.0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9" draw:text-style-name="P5" draw:layer="layout" svg:width="2.344cm" svg:height="1.673cm" svg:x="1.985cm" svg:y="26.788cm">
          <draw:text-box>
            <text:p><text:span text:style-name="T3">Hall effect circuit</text:span></text:p>
          </draw:text-box>
        </draw:frame>
        <draw:frame draw:style-name="gr12" draw:text-style-name="P5" draw:layer="layout" svg:width="1.347cm" svg:height="0.725cm" svg:x="4.295cm" svg:y="22.334cm">
          <draw:text-box>
            <text:p><text:span text:style-name="T3">Vcc</text:span></text:p>
          </draw:text-box>
        </draw:frame>
        <draw:frame draw:style-name="gr12" draw:text-style-name="P5" draw:layer="layout" svg:width="1.347cm" svg:height="0.725cm" svg:x="5.918cm" svg:y="25.512cm">
          <draw:text-box>
            <text:p><text:span text:style-name="T3">Gnd</text:span></text:p>
          </draw:text-box>
        </draw:frame>
        <draw:frame draw:style-name="gr12" draw:text-style-name="P5" draw:layer="layout" svg:width="1.347cm" svg:height="0.725cm" svg:x="5.987cm" svg:y="22.899cm">
          <draw:text-box>
            <text:p><text:span text:style-name="T3">O/P</text:span></text:p>
          </draw:text-box>
        </draw:frame>
        <draw:frame draw:style-name="gr20" draw:text-style-name="P5" draw:layer="layout" svg:width="10.868cm" svg:height="6.413cm" svg:x="8.48cm" svg:y="22.11cm">
          <draw:text-box>
            <text:p><text:span text:style-name="T3">Hall effect devices are used in the Magnetic Probe circuit, they have a part number of 3144 and made by Allegro.</text:span></text:p>
            <text:p><text:span text:style-name="T3">The device itself is a Hall effect switch meaning that is can either be ON or OFF.</text:span></text:p>
            <text:p><text:span text:style-name="T3">The Hall effect circuit in the 3144 detects and amplifies this Hall effect potential difference and presents it to the input of the Schmitt trigger which will turn ON the output transistor then the potential difference reaches a pre-defined point equivalent to a flux density of ~ 20mT (200 Gauss) and OFF again when it drops to the equivalent of ~ 13mT (130 Gauss) or below</text:span></text:p>
            <text:p><text:span text:style-name="T3"/></text:p>
          </draw:text-box>
        </draw:frame>
        <draw:custom-shape draw:style-name="gr21" draw:text-style-name="P6" draw:layer="layout" svg:width="0.974cm" svg:height="0.974cm" draw:transform="rotate (-1.58877321809044) translate (5.39cm 23.87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2" draw:text-style-name="P5" draw:layer="layout" svg:width="0.442cm" svg:height="0.725cm" svg:x="3.071cm" svg:y="24.088cm">
          <draw:text-box>
            <text:p><text:span text:style-name="T3">X</text:span></text:p>
          </draw:text-box>
        </draw:frame>
        <draw:line draw:style-name="gr7" draw:text-style-name="P3" draw:layer="layout" svg:x1="4.666cm" svg:y1="24.175cm" svg:x2="4.672cm" svg:y2="24.456cm">
          <text:p/>
        </draw:line>
        <draw:line draw:style-name="gr7" draw:text-style-name="P3" draw:layer="layout" svg:x1="4.737cm" svg:y1="24.182cm" svg:x2="4.743cm" svg:y2="24.463cm">
          <text:p/>
        </draw:line>
        <draw:line draw:style-name="gr7" draw:text-style-name="P3" draw:layer="layout" svg:x1="4.649cm" svg:y1="24.174cm" svg:x2="4.8cm" svg:y2="24.175cm">
          <text:p/>
        </draw:line>
        <draw:line draw:style-name="gr7" draw:text-style-name="P3" draw:layer="layout" svg:x1="4.614cm" svg:y1="24.468cm" svg:x2="4.759cm" svg:y2="24.47cm">
          <text:p/>
        </draw:line>
        <draw:line draw:style-name="gr14" draw:text-style-name="P3" draw:layer="layout" svg:x1="3.059cm" svg:y1="26.987cm" svg:x2="3.471cm" svg:y2="25.557cm">
          <text:p/>
        </draw:line>
        <draw:frame draw:style-name="gr22" draw:text-style-name="P5" draw:layer="layout" svg:width="2.344cm" svg:height="1.199cm" svg:x="3.977cm" svg:y="26.29cm">
          <draw:text-box>
            <text:p><text:span text:style-name="T3">Schmitt trigger</text:span></text:p>
          </draw:text-box>
        </draw:frame>
        <draw:line draw:style-name="gr14" draw:text-style-name="P3" draw:layer="layout" svg:x1="4.937cm" svg:y1="26.397cm" svg:x2="4.869cm" svg:y2="24.731cm">
          <text:p/>
        </draw:line>
        <draw:frame draw:style-name="gr23" draw:text-style-name="P7" draw:layer="layout" svg:width="17.398cm" svg:height="2.147cm" svg:x="1.527cm" svg:y="18.893cm">
          <draw:text-box>
            <text:p><text:span text:style-name="T4">The Hall effect</text:span><text:span text:style-name="T3">: a potential difference will be created across a conductive surface transvers to the direction of an applied current when a magnetic field perpendicular to the current flow is present, the potential difference is proportional to the applied magnetic field. All this takes place inside the Hall effect switch device</text:span></text:p>
          </draw:text-box>
        </draw:frame>
        <draw:frame draw:style-name="gr24" draw:text-style-name="P5" draw:layer="layout" svg:width="6.773cm" svg:height="1.527cm" svg:x="2.856cm" svg:y="6.276cm">
          <draw:text-box>
            <text:p text:style-name="P8"><text:span text:style-name="T3">Voltage divider circuit with accompanying equation</text:span></text:p>
          </draw:text-box>
        </draw:frame>
        <draw:frame draw:style-name="gr25" draw:text-style-name="P10" draw:layer="layout" svg:width="15.339cm" svg:height="1.693cm" svg:x="2.258cm" svg:y="2.889cm">
          <draw:text-box>
            <text:p text:style-name="P9"><text:span text:style-name="T5">A review of the basic electrical/electronic principals used in the Magnetic Probe.</text:span></text:p>
          </draw:text-box>
        </draw:frame>
      </draw:page>
      <draw:page draw:name="page2" draw:style-name="dp1" draw:master-page-name="Default">
        <draw:g>
          <draw:line draw:style-name="gr9" draw:text-style-name="P3" draw:layer="layout" svg:x1="7.191cm" svg:y1="11.413cm" svg:x2="7.227cm" svg:y2="13.434cm">
            <text:p/>
          </draw:line>
          <draw:line draw:style-name="gr10" draw:text-style-name="P3" draw:layer="layout" svg:x1="7.229cm" svg:y1="12.568cm" svg:x2="8.167cm" svg:y2="13.578cm">
            <text:p/>
          </draw:line>
          <draw:line draw:style-name="gr3" draw:text-style-name="P3" draw:layer="layout" svg:x1="7.193cm" svg:y1="12.279cm" svg:x2="8.095cm" svg:y2="11.413cm">
            <text:p/>
          </draw:line>
          <draw:line draw:style-name="gr3" draw:text-style-name="P3" draw:layer="layout" svg:x1="8.131cm" svg:y1="13.542cm" svg:x2="8.146cm" svg:y2="14.353cm">
            <text:p/>
          </draw:line>
          <draw:line draw:style-name="gr3" draw:text-style-name="P3" draw:layer="layout" svg:x1="7.193cm" svg:y1="12.495cm" svg:x2="6.507cm" svg:y2="12.495cm">
            <text:p/>
          </draw:line>
          <draw:line draw:style-name="gr3" draw:text-style-name="P3" draw:layer="layout" svg:x1="5.46cm" svg:y1="11.16cm" svg:x2="5.456cm" svg:y2="12.135cm">
            <text:p/>
          </draw:line>
          <draw:custom-shape draw:style-name="gr17" draw:text-style-name="P3" draw:layer="layout" svg:width="4.665cm" svg:height="3.033cm" svg:x="3.813cm" svg:y="11.217cm">
            <text:p/>
            <draw:enhanced-geometry svg:viewBox="0 0 21600 21600" draw:mirror-horizontal="false" draw:mirror-vertical="false" draw:type="rectangle" draw:enhanced-path="M 0 0 L 21600 0 21600 21600 0 21600 0 0 Z N"/>
          </draw:custom-shape>
          <draw:line draw:style-name="gr3" draw:text-style-name="P3" draw:layer="layout" svg:x1="8.081cm" svg:y1="11.196cm" svg:x2="8.09cm" svg:y2="11.42cm">
            <text:p/>
          </draw:line>
          <draw:custom-shape draw:style-name="gr11" draw:text-style-name="P4" draw:layer="layout" svg:width="0.166cm" svg:height="0.166cm" svg:x="5.367cm" svg:y="11.1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6" draw:layer="layout" svg:width="2.057cm" svg:height="1.119cm" svg:x="4.451cm" svg:y="11.989cm">
            <text:p/>
            <draw:enhanced-geometry svg:viewBox="0 0 21600 21600" draw:mirror-horizontal="false" draw:mirror-vertical="false" draw:type="rectangle" draw:enhanced-path="M 0 0 L 21600 0 21600 21600 0 21600 0 0 Z N"/>
          </draw:custom-shape>
          <draw:custom-shape draw:style-name="gr11" draw:text-style-name="P4" draw:layer="layout" svg:width="0.166cm" svg:height="0.166cm" svg:x="7.993cm" svg:y="11.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166cm" svg:height="0.166cm" svg:x="8.058cm" svg:y="14.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5" draw:layer="layout" svg:width="2.344cm" svg:height="1.199cm" svg:x="4.39cm" svg:y="11.954cm">
            <draw:text-box>
              <text:p><text:span text:style-name="T3">Hall effect cct</text:span></text:p>
            </draw:text-box>
          </draw:frame>
          <draw:frame draw:style-name="gr12" draw:text-style-name="P5" draw:layer="layout" svg:width="1.347cm" svg:height="0.725cm" svg:x="5.307cm" svg:y="11.093cm">
            <draw:text-box>
              <text:p><text:span text:style-name="T3">Vcc</text:span></text:p>
            </draw:text-box>
          </draw:frame>
          <draw:frame draw:style-name="gr12" draw:text-style-name="P5" draw:layer="layout" svg:width="1.347cm" svg:height="0.725cm" svg:x="6.972cm" svg:y="13.663cm">
            <draw:text-box>
              <text:p><text:span text:style-name="T3">Gnd</text:span></text:p>
            </draw:text-box>
          </draw:frame>
          <draw:frame draw:style-name="gr12" draw:text-style-name="P5" draw:layer="layout" svg:width="1.347cm" svg:height="0.725cm" svg:x="7.041cm" svg:y="11.05cm">
            <draw:text-box>
              <text:p><text:span text:style-name="T3">O/P</text:span></text:p>
            </draw:text-box>
          </draw:frame>
        </draw:g>
        <draw:g>
          <draw:line draw:style-name="gr9" draw:text-style-name="P3" draw:layer="layout" svg:x1="7.193cm" svg:y1="16.132cm" svg:x2="7.229cm" svg:y2="18.153cm">
            <text:p/>
          </draw:line>
          <draw:line draw:style-name="gr10" draw:text-style-name="P3" draw:layer="layout" svg:x1="7.231cm" svg:y1="17.287cm" svg:x2="8.169cm" svg:y2="18.297cm">
            <text:p/>
          </draw:line>
          <draw:line draw:style-name="gr3" draw:text-style-name="P3" draw:layer="layout" svg:x1="7.195cm" svg:y1="16.998cm" svg:x2="8.097cm" svg:y2="16.132cm">
            <text:p/>
          </draw:line>
          <draw:line draw:style-name="gr3" draw:text-style-name="P3" draw:layer="layout" svg:x1="8.133cm" svg:y1="18.261cm" svg:x2="8.148cm" svg:y2="19.072cm">
            <text:p/>
          </draw:line>
          <draw:line draw:style-name="gr3" draw:text-style-name="P3" draw:layer="layout" svg:x1="7.195cm" svg:y1="17.214cm" svg:x2="6.509cm" svg:y2="17.214cm">
            <text:p/>
          </draw:line>
          <draw:line draw:style-name="gr3" draw:text-style-name="P3" draw:layer="layout" svg:x1="5.462cm" svg:y1="15.879cm" svg:x2="5.458cm" svg:y2="16.854cm">
            <text:p/>
          </draw:line>
          <draw:custom-shape draw:style-name="gr17" draw:text-style-name="P3" draw:layer="layout" svg:width="4.665cm" svg:height="3.033cm" svg:x="3.815cm" svg:y="15.936cm">
            <text:p/>
            <draw:enhanced-geometry svg:viewBox="0 0 21600 21600" draw:mirror-horizontal="false" draw:mirror-vertical="false" draw:type="rectangle" draw:enhanced-path="M 0 0 L 21600 0 21600 21600 0 21600 0 0 Z N"/>
          </draw:custom-shape>
          <draw:line draw:style-name="gr3" draw:text-style-name="P3" draw:layer="layout" svg:x1="8.083cm" svg:y1="15.915cm" svg:x2="8.092cm" svg:y2="16.139cm">
            <text:p/>
          </draw:line>
          <draw:custom-shape draw:style-name="gr11" draw:text-style-name="P4" draw:layer="layout" svg:width="0.166cm" svg:height="0.166cm" svg:x="5.369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6" draw:layer="layout" svg:width="2.057cm" svg:height="1.119cm" svg:x="4.453cm" svg:y="16.708cm">
            <text:p/>
            <draw:enhanced-geometry svg:viewBox="0 0 21600 21600" draw:mirror-horizontal="false" draw:mirror-vertical="false" draw:type="rectangle" draw:enhanced-path="M 0 0 L 21600 0 21600 21600 0 21600 0 0 Z N"/>
          </draw:custom-shape>
          <draw:custom-shape draw:style-name="gr11" draw:text-style-name="P4" draw:layer="layout" svg:width="0.166cm" svg:height="0.166cm" svg:x="7.995cm" svg:y="15.8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166cm" svg:height="0.166cm" svg:x="8.06cm" svg:y="18.9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5" draw:layer="layout" svg:width="2.344cm" svg:height="1.199cm" svg:x="4.392cm" svg:y="16.673cm">
            <draw:text-box>
              <text:p><text:span text:style-name="T3">Hall effect cct</text:span></text:p>
            </draw:text-box>
          </draw:frame>
          <draw:frame draw:style-name="gr12" draw:text-style-name="P5" draw:layer="layout" svg:width="1.347cm" svg:height="0.725cm" svg:x="5.309cm" svg:y="15.812cm">
            <draw:text-box>
              <text:p><text:span text:style-name="T3">Vcc</text:span></text:p>
            </draw:text-box>
          </draw:frame>
          <draw:frame draw:style-name="gr12" draw:text-style-name="P5" draw:layer="layout" svg:width="1.347cm" svg:height="0.725cm" svg:x="6.974cm" svg:y="18.382cm">
            <draw:text-box>
              <text:p><text:span text:style-name="T3">Gnd</text:span></text:p>
            </draw:text-box>
          </draw:frame>
          <draw:frame draw:style-name="gr12" draw:text-style-name="P5" draw:layer="layout" svg:width="1.347cm" svg:height="0.725cm" svg:x="7.043cm" svg:y="15.769cm">
            <draw:text-box>
              <text:p><text:span text:style-name="T3">O/P</text:span></text:p>
            </draw:text-box>
          </draw:frame>
        </draw:g>
        <draw:g>
          <draw:line draw:style-name="gr9" draw:text-style-name="P3" draw:layer="layout" svg:x1="7.23cm" svg:y1="24.349cm" svg:x2="7.266cm" svg:y2="26.37cm">
            <text:p/>
          </draw:line>
          <draw:line draw:style-name="gr10" draw:text-style-name="P3" draw:layer="layout" svg:x1="7.268cm" svg:y1="25.504cm" svg:x2="8.206cm" svg:y2="26.514cm">
            <text:p/>
          </draw:line>
          <draw:line draw:style-name="gr3" draw:text-style-name="P3" draw:layer="layout" svg:x1="7.232cm" svg:y1="25.215cm" svg:x2="8.134cm" svg:y2="24.349cm">
            <text:p/>
          </draw:line>
          <draw:line draw:style-name="gr3" draw:text-style-name="P3" draw:layer="layout" svg:x1="8.17cm" svg:y1="26.478cm" svg:x2="8.185cm" svg:y2="27.289cm">
            <text:p/>
          </draw:line>
          <draw:line draw:style-name="gr3" draw:text-style-name="P3" draw:layer="layout" svg:x1="7.232cm" svg:y1="25.431cm" svg:x2="6.546cm" svg:y2="25.431cm">
            <text:p/>
          </draw:line>
          <draw:line draw:style-name="gr3" draw:text-style-name="P3" draw:layer="layout" svg:x1="5.499cm" svg:y1="24.096cm" svg:x2="5.495cm" svg:y2="25.071cm">
            <text:p/>
          </draw:line>
          <draw:custom-shape draw:style-name="gr17" draw:text-style-name="P3" draw:layer="layout" svg:width="4.665cm" svg:height="3.033cm" svg:x="3.852cm" svg:y="24.153cm">
            <text:p/>
            <draw:enhanced-geometry svg:viewBox="0 0 21600 21600" draw:mirror-horizontal="false" draw:mirror-vertical="false" draw:type="rectangle" draw:enhanced-path="M 0 0 L 21600 0 21600 21600 0 21600 0 0 Z N"/>
          </draw:custom-shape>
          <draw:line draw:style-name="gr3" draw:text-style-name="P3" draw:layer="layout" svg:x1="8.12cm" svg:y1="24.132cm" svg:x2="8.129cm" svg:y2="24.356cm">
            <text:p/>
          </draw:line>
          <draw:custom-shape draw:style-name="gr11" draw:text-style-name="P4" draw:layer="layout" svg:width="0.166cm" svg:height="0.166cm" svg:x="5.406cm" svg:y="24.0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 draw:text-style-name="P6" draw:layer="layout" svg:width="2.057cm" svg:height="1.119cm" svg:x="4.49cm" svg:y="24.925cm">
            <text:p/>
            <draw:enhanced-geometry svg:viewBox="0 0 21600 21600" draw:mirror-horizontal="false" draw:mirror-vertical="false" draw:type="rectangle" draw:enhanced-path="M 0 0 L 21600 0 21600 21600 0 21600 0 0 Z N"/>
          </draw:custom-shape>
          <draw:custom-shape draw:style-name="gr11" draw:text-style-name="P4" draw:layer="layout" svg:width="0.166cm" svg:height="0.166cm" svg:x="8.032cm" svg:y="2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4" draw:layer="layout" svg:width="0.166cm" svg:height="0.166cm" svg:x="8.097cm" svg:y="27.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2" draw:text-style-name="P5" draw:layer="layout" svg:width="2.344cm" svg:height="1.199cm" svg:x="4.429cm" svg:y="24.89cm">
            <draw:text-box>
              <text:p><text:span text:style-name="T3">Hall effect cct</text:span></text:p>
            </draw:text-box>
          </draw:frame>
          <draw:frame draw:style-name="gr12" draw:text-style-name="P5" draw:layer="layout" svg:width="1.347cm" svg:height="0.725cm" svg:x="5.346cm" svg:y="24.029cm">
            <draw:text-box>
              <text:p><text:span text:style-name="T3">Vcc</text:span></text:p>
            </draw:text-box>
          </draw:frame>
          <draw:frame draw:style-name="gr12" draw:text-style-name="P5" draw:layer="layout" svg:width="1.347cm" svg:height="0.725cm" svg:x="7.011cm" svg:y="26.599cm">
            <draw:text-box>
              <text:p><text:span text:style-name="T3">Gnd</text:span></text:p>
            </draw:text-box>
          </draw:frame>
          <draw:frame draw:style-name="gr12" draw:text-style-name="P5" draw:layer="layout" svg:width="1.347cm" svg:height="0.725cm" svg:x="7.08cm" svg:y="23.986cm">
            <draw:text-box>
              <text:p><text:span text:style-name="T3">O/P</text:span></text:p>
            </draw:text-box>
          </draw:frame>
        </draw:g>
        <draw:line draw:style-name="gr3" draw:text-style-name="P3" draw:layer="layout" svg:x1="2.508cm" svg:y1="2.842cm" svg:x2="2.567cm" svg:y2="20.069cm">
          <text:p/>
        </draw:line>
        <draw:line draw:style-name="gr3" draw:text-style-name="P3" draw:layer="layout" svg:x1="2.123cm" svg:y1="2.865cm" svg:x2="2.094cm" svg:y2="20.144cm">
          <text:p/>
        </draw:line>
        <draw:g>
          <draw:line draw:style-name="gr3" draw:text-style-name="P3" draw:layer="layout" svg:x1="8.129cm" svg:y1="14.237cm" svg:x2="8.136cm" svg:y2="14.842cm">
            <text:p/>
          </draw:line>
          <draw:line draw:style-name="gr3" draw:text-style-name="P3" draw:layer="layout" svg:x1="2.062cm" svg:y1="14.818cm" svg:x2="8.168cm" svg:y2="14.8cm">
            <text:p/>
          </draw:line>
          <draw:custom-shape draw:style-name="gr5" draw:text-style-name="P4" draw:layer="layout" svg:width="0.143cm" svg:height="0.143cm" svg:x="1.981cm" svg:y="14.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8.131cm" svg:y1="18.861cm" svg:x2="8.138cm" svg:y2="19.466cm">
            <text:p/>
          </draw:line>
          <draw:line draw:style-name="gr3" draw:text-style-name="P3" draw:layer="layout" svg:x1="2.064cm" svg:y1="19.442cm" svg:x2="8.17cm" svg:y2="19.424cm">
            <text:p/>
          </draw:line>
          <draw:custom-shape draw:style-name="gr5" draw:text-style-name="P4" draw:layer="layout" svg:width="0.143cm" svg:height="0.143cm" svg:x="1.983cm" svg:y="19.3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8.186cm" svg:y1="27.113cm" svg:x2="8.193cm" svg:y2="27.718cm">
            <text:p/>
          </draw:line>
          <draw:line draw:style-name="gr3" draw:text-style-name="P3" draw:layer="layout" svg:x1="2.119cm" svg:y1="27.694cm" svg:x2="8.225cm" svg:y2="27.676cm">
            <text:p/>
          </draw:line>
          <draw:custom-shape draw:style-name="gr5" draw:text-style-name="P4" draw:layer="layout" svg:width="0.143cm" svg:height="0.143cm" svg:x="2.038cm" svg:y="27.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5.448cm" svg:y1="10.801cm" svg:x2="5.452cm" svg:y2="11.179cm">
            <text:p/>
          </draw:line>
          <draw:line draw:style-name="gr3" draw:text-style-name="P3" draw:layer="layout" svg:x1="2.576cm" svg:y1="10.783cm" svg:x2="5.476cm" svg:y2="10.789cm">
            <text:p/>
          </draw:line>
          <draw:custom-shape draw:style-name="gr5" draw:text-style-name="P4" draw:layer="layout" svg:width="0.143cm" svg:height="0.143cm" svg:x="2.495cm" svg:y="10.7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5.433cm" svg:y1="15.446cm" svg:x2="5.437cm" svg:y2="15.824cm">
            <text:p/>
          </draw:line>
          <draw:line draw:style-name="gr3" draw:text-style-name="P3" draw:layer="layout" svg:x1="2.561cm" svg:y1="15.428cm" svg:x2="5.461cm" svg:y2="15.434cm">
            <text:p/>
          </draw:line>
          <draw:custom-shape draw:style-name="gr5" draw:text-style-name="P4" draw:layer="layout" svg:width="0.143cm" svg:height="0.143cm" svg:x="2.48cm" svg:y="15.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5.488cm" svg:y1="23.702cm" svg:x2="5.492cm" svg:y2="24.08cm">
            <text:p/>
          </draw:line>
          <draw:line draw:style-name="gr3" draw:text-style-name="P3" draw:layer="layout" svg:x1="2.616cm" svg:y1="23.684cm" svg:x2="5.516cm" svg:y2="23.69cm">
            <text:p/>
          </draw:line>
          <draw:custom-shape draw:style-name="gr5" draw:text-style-name="P4" draw:layer="layout" svg:width="0.143cm" svg:height="0.143cm" svg:x="2.535cm" svg:y="23.6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2" draw:id="id2">
          <draw:line draw:style-name="gr3" draw:text-style-name="P3" draw:layer="layout" svg:x1="10.469cm" svg:y1="7.28cm" svg:x2="10.469cm" svg:y2="7.882cm">
            <text:p/>
          </draw:line>
          <draw:line draw:style-name="gr3" draw:text-style-name="P3" draw:layer="layout" svg:x1="10.455cm" svg:y1="9.283cm" svg:x2="10.455cm" svg:y2="9.885cm">
            <text:p/>
          </draw:line>
          <draw:line draw:style-name="gr3" draw:text-style-name="P3" draw:layer="layout" svg:x1="10.797cm" svg:y1="8.384cm" svg:x2="10.081cm" svg:y2="8.174cm">
            <text:p/>
          </draw:line>
          <draw:line draw:style-name="gr3" draw:text-style-name="P3" draw:layer="layout" svg:x1="10.798cm" svg:y1="7.96cm" svg:x2="10.469cm" svg:y2="7.863cm">
            <text:p/>
          </draw:line>
          <draw:line draw:style-name="gr3" draw:text-style-name="P3" draw:layer="layout" svg:x1="10.801cm" svg:y1="9.223cm" svg:x2="10.085cm" svg:y2="9.013cm">
            <text:p/>
          </draw:line>
          <draw:line draw:style-name="gr3" draw:text-style-name="P3" draw:layer="layout" svg:x1="10.78cm" svg:y1="8.792cm" svg:x2="10.064cm" svg:y2="8.582cm">
            <text:p/>
          </draw:line>
          <draw:line draw:style-name="gr3" draw:text-style-name="P3" draw:layer="layout" svg:x1="10.797cm" svg:y1="7.95cm" svg:x2="10.081cm" svg:y2="8.16cm">
            <text:p/>
          </draw:line>
          <draw:line draw:style-name="gr3" draw:text-style-name="P3" draw:layer="layout" svg:x1="10.793cm" svg:y1="8.379cm" svg:x2="10.077cm" svg:y2="8.589cm">
            <text:p/>
          </draw:line>
          <draw:line draw:style-name="gr3" draw:text-style-name="P3" draw:layer="layout" svg:x1="10.801cm" svg:y1="8.797cm" svg:x2="10.085cm" svg:y2="9.007cm">
            <text:p/>
          </draw:line>
          <draw:line draw:style-name="gr3" draw:text-style-name="P3" draw:layer="layout" svg:x1="10.804cm" svg:y1="9.214cm" svg:x2="10.45cm" svg:y2="9.315cm">
            <text:p/>
          </draw:line>
        </draw:g>
        <draw:g xml:id="id3" draw:id="id3">
          <draw:line draw:style-name="gr3" draw:text-style-name="P3" draw:layer="layout" svg:x1="10.469cm" svg:y1="12.063cm" svg:x2="10.469cm" svg:y2="12.665cm">
            <text:p/>
          </draw:line>
          <draw:line draw:style-name="gr3" draw:text-style-name="P3" draw:layer="layout" svg:x1="10.455cm" svg:y1="14.066cm" svg:x2="10.455cm" svg:y2="14.668cm">
            <text:p/>
          </draw:line>
          <draw:line draw:style-name="gr3" draw:text-style-name="P3" draw:layer="layout" svg:x1="10.797cm" svg:y1="13.167cm" svg:x2="10.081cm" svg:y2="12.957cm">
            <text:p/>
          </draw:line>
          <draw:line draw:style-name="gr3" draw:text-style-name="P3" draw:layer="layout" svg:x1="10.798cm" svg:y1="12.743cm" svg:x2="10.469cm" svg:y2="12.646cm">
            <text:p/>
          </draw:line>
          <draw:line draw:style-name="gr3" draw:text-style-name="P3" draw:layer="layout" svg:x1="10.801cm" svg:y1="14.006cm" svg:x2="10.085cm" svg:y2="13.796cm">
            <text:p/>
          </draw:line>
          <draw:line draw:style-name="gr3" draw:text-style-name="P3" draw:layer="layout" svg:x1="10.78cm" svg:y1="13.575cm" svg:x2="10.064cm" svg:y2="13.365cm">
            <text:p/>
          </draw:line>
          <draw:line draw:style-name="gr3" draw:text-style-name="P3" draw:layer="layout" svg:x1="10.797cm" svg:y1="12.733cm" svg:x2="10.081cm" svg:y2="12.943cm">
            <text:p/>
          </draw:line>
          <draw:line draw:style-name="gr3" draw:text-style-name="P3" draw:layer="layout" svg:x1="10.793cm" svg:y1="13.162cm" svg:x2="10.077cm" svg:y2="13.372cm">
            <text:p/>
          </draw:line>
          <draw:line draw:style-name="gr3" draw:text-style-name="P3" draw:layer="layout" svg:x1="10.801cm" svg:y1="13.58cm" svg:x2="10.085cm" svg:y2="13.79cm">
            <text:p/>
          </draw:line>
          <draw:line draw:style-name="gr3" draw:text-style-name="P3" draw:layer="layout" svg:x1="10.804cm" svg:y1="13.997cm" svg:x2="10.45cm" svg:y2="14.098cm">
            <text:p/>
          </draw:line>
        </draw:g>
        <draw:g xml:id="id4" draw:id="id4">
          <draw:line draw:style-name="gr3" draw:text-style-name="P3" draw:layer="layout" svg:x1="10.503cm" svg:y1="16.911cm" svg:x2="10.503cm" svg:y2="17.513cm">
            <text:p/>
          </draw:line>
          <draw:line draw:style-name="gr3" draw:text-style-name="P3" draw:layer="layout" svg:x1="10.489cm" svg:y1="18.914cm" svg:x2="10.489cm" svg:y2="19.516cm">
            <text:p/>
          </draw:line>
          <draw:line draw:style-name="gr3" draw:text-style-name="P3" draw:layer="layout" svg:x1="10.831cm" svg:y1="18.015cm" svg:x2="10.115cm" svg:y2="17.805cm">
            <text:p/>
          </draw:line>
          <draw:line draw:style-name="gr3" draw:text-style-name="P3" draw:layer="layout" svg:x1="10.832cm" svg:y1="17.591cm" svg:x2="10.503cm" svg:y2="17.494cm">
            <text:p/>
          </draw:line>
          <draw:line draw:style-name="gr3" draw:text-style-name="P3" draw:layer="layout" svg:x1="10.835cm" svg:y1="18.854cm" svg:x2="10.119cm" svg:y2="18.644cm">
            <text:p/>
          </draw:line>
          <draw:line draw:style-name="gr3" draw:text-style-name="P3" draw:layer="layout" svg:x1="10.814cm" svg:y1="18.423cm" svg:x2="10.098cm" svg:y2="18.213cm">
            <text:p/>
          </draw:line>
          <draw:line draw:style-name="gr3" draw:text-style-name="P3" draw:layer="layout" svg:x1="10.831cm" svg:y1="17.581cm" svg:x2="10.115cm" svg:y2="17.791cm">
            <text:p/>
          </draw:line>
          <draw:line draw:style-name="gr3" draw:text-style-name="P3" draw:layer="layout" svg:x1="10.827cm" svg:y1="18.01cm" svg:x2="10.111cm" svg:y2="18.22cm">
            <text:p/>
          </draw:line>
          <draw:line draw:style-name="gr3" draw:text-style-name="P3" draw:layer="layout" svg:x1="10.835cm" svg:y1="18.428cm" svg:x2="10.119cm" svg:y2="18.638cm">
            <text:p/>
          </draw:line>
          <draw:line draw:style-name="gr3" draw:text-style-name="P3" draw:layer="layout" svg:x1="10.838cm" svg:y1="18.845cm" svg:x2="10.484cm" svg:y2="18.946cm">
            <text:p/>
          </draw:line>
        </draw:g>
        <draw:g>
          <draw:line draw:style-name="gr3" draw:text-style-name="P3" draw:layer="layout" svg:x1="10.503cm" svg:y1="24.881cm" svg:x2="10.503cm" svg:y2="25.483cm">
            <text:p/>
          </draw:line>
          <draw:line draw:style-name="gr3" draw:text-style-name="P3" draw:layer="layout" svg:x1="10.489cm" svg:y1="26.884cm" svg:x2="10.489cm" svg:y2="27.486cm">
            <text:p/>
          </draw:line>
          <draw:line draw:style-name="gr3" draw:text-style-name="P3" draw:layer="layout" svg:x1="10.831cm" svg:y1="25.985cm" svg:x2="10.115cm" svg:y2="25.775cm">
            <text:p/>
          </draw:line>
          <draw:line draw:style-name="gr3" draw:text-style-name="P3" draw:layer="layout" svg:x1="10.832cm" svg:y1="25.561cm" svg:x2="10.503cm" svg:y2="25.464cm">
            <text:p/>
          </draw:line>
          <draw:line draw:style-name="gr3" draw:text-style-name="P3" draw:layer="layout" svg:x1="10.835cm" svg:y1="26.824cm" svg:x2="10.119cm" svg:y2="26.614cm">
            <text:p/>
          </draw:line>
          <draw:line draw:style-name="gr3" draw:text-style-name="P3" draw:layer="layout" svg:x1="10.814cm" svg:y1="26.393cm" svg:x2="10.098cm" svg:y2="26.183cm">
            <text:p/>
          </draw:line>
          <draw:line draw:style-name="gr3" draw:text-style-name="P3" draw:layer="layout" svg:x1="10.831cm" svg:y1="25.551cm" svg:x2="10.115cm" svg:y2="25.761cm">
            <text:p/>
          </draw:line>
          <draw:line draw:style-name="gr3" draw:text-style-name="P3" draw:layer="layout" svg:x1="10.827cm" svg:y1="25.98cm" svg:x2="10.111cm" svg:y2="26.19cm">
            <text:p/>
          </draw:line>
          <draw:line draw:style-name="gr3" draw:text-style-name="P3" draw:layer="layout" svg:x1="10.835cm" svg:y1="26.398cm" svg:x2="10.119cm" svg:y2="26.608cm">
            <text:p/>
          </draw:line>
          <draw:line draw:style-name="gr3" draw:text-style-name="P3" draw:layer="layout" svg:x1="10.838cm" svg:y1="26.815cm" svg:x2="10.484cm" svg:y2="26.916cm">
            <text:p/>
          </draw:line>
        </draw:g>
        <draw:g xml:id="id1" draw:id="id1">
          <draw:line draw:style-name="gr3" draw:text-style-name="P3" draw:layer="layout" svg:x1="10.469cm" svg:y1="2.932cm" svg:x2="10.469cm" svg:y2="3.534cm">
            <text:p/>
          </draw:line>
          <draw:line draw:style-name="gr3" draw:text-style-name="P3" draw:layer="layout" svg:x1="10.455cm" svg:y1="4.935cm" svg:x2="10.455cm" svg:y2="5.537cm">
            <text:p/>
          </draw:line>
          <draw:line draw:style-name="gr3" draw:text-style-name="P3" draw:layer="layout" svg:x1="10.797cm" svg:y1="4.036cm" svg:x2="10.081cm" svg:y2="3.826cm">
            <text:p/>
          </draw:line>
          <draw:line draw:style-name="gr3" draw:text-style-name="P3" draw:layer="layout" svg:x1="10.798cm" svg:y1="3.612cm" svg:x2="10.469cm" svg:y2="3.515cm">
            <text:p/>
          </draw:line>
          <draw:line draw:style-name="gr3" draw:text-style-name="P3" draw:layer="layout" svg:x1="10.801cm" svg:y1="4.875cm" svg:x2="10.085cm" svg:y2="4.665cm">
            <text:p/>
          </draw:line>
          <draw:line draw:style-name="gr3" draw:text-style-name="P3" draw:layer="layout" svg:x1="10.78cm" svg:y1="4.444cm" svg:x2="10.064cm" svg:y2="4.234cm">
            <text:p/>
          </draw:line>
          <draw:line draw:style-name="gr3" draw:text-style-name="P3" draw:layer="layout" svg:x1="10.797cm" svg:y1="3.602cm" svg:x2="10.081cm" svg:y2="3.812cm">
            <text:p/>
          </draw:line>
          <draw:line draw:style-name="gr3" draw:text-style-name="P3" draw:layer="layout" svg:x1="10.793cm" svg:y1="4.031cm" svg:x2="10.077cm" svg:y2="4.241cm">
            <text:p/>
          </draw:line>
          <draw:line draw:style-name="gr3" draw:text-style-name="P3" draw:layer="layout" svg:x1="10.801cm" svg:y1="4.449cm" svg:x2="10.085cm" svg:y2="4.659cm">
            <text:p/>
          </draw:line>
          <draw:line draw:style-name="gr3" draw:text-style-name="P3" draw:layer="layout" svg:x1="10.804cm" svg:y1="4.866cm" svg:x2="10.45cm" svg:y2="4.967cm">
            <text:p/>
          </draw:line>
        </draw:g>
        <draw:connector draw:style-name="gr4" draw:text-style-name="P4" draw:layer="layout" svg:x1="10.434cm" svg:y1="5.537cm" svg:x2="10.434cm" svg:y2="7.28cm" draw:start-shape="id1" draw:start-glue-point="2" draw:end-shape="id2" draw:end-glue-point="0" svg:d="M10434 5537v1743" svg:viewBox="0 0 1 1744">
          <text:p/>
        </draw:connector>
        <draw:connector draw:style-name="gr4" draw:text-style-name="P4" draw:layer="layout" svg:x1="10.434cm" svg:y1="9.885cm" svg:x2="10.434cm" svg:y2="12.063cm" draw:start-shape="id2" draw:start-glue-point="2" draw:end-shape="id3" draw:end-glue-point="0" svg:d="M10434 9885v2178" svg:viewBox="0 0 1 2179">
          <text:p/>
        </draw:connector>
        <draw:connector draw:style-name="gr4" draw:text-style-name="P4" draw:layer="layout" svg:x1="10.434cm" svg:y1="14.668cm" svg:x2="10.468cm" svg:y2="16.911cm" draw:start-shape="id3" draw:start-glue-point="2" draw:end-shape="id4" draw:end-glue-point="0" svg:d="M10434 14668v1122h34v1121" svg:viewBox="0 0 35 2244">
          <text:p/>
        </draw:connector>
        <draw:connector draw:style-name="gr27" draw:text-style-name="P4" draw:layer="layout" svg:x1="10.468cm" svg:y1="19.516cm" svg:x2="10.466cm" svg:y2="22.684cm" draw:start-shape="id4" draw:start-glue-point="2" svg:d="M10468 19516v1855h-2v1313" svg:viewBox="0 0 3 3169">
          <text:p/>
        </draw:connector>
        <draw:g>
          <draw:line draw:style-name="gr3" draw:text-style-name="P3" draw:layer="layout" svg:x1="8.072cm" svg:y1="10.591cm" svg:x2="10.49cm" svg:y2="10.584cm">
            <text:p/>
          </draw:line>
          <draw:line draw:style-name="gr3" draw:text-style-name="P3" draw:layer="layout" svg:x1="8.086cm" svg:y1="11.187cm" svg:x2="8.1cm" svg:y2="10.592cm">
            <text:p/>
          </draw:line>
          <draw:custom-shape draw:style-name="gr5" draw:text-style-name="P4" draw:layer="layout" svg:width="0.207cm" svg:height="0.207cm" svg:x="10.34cm" svg:y="10.4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8.071cm" svg:y1="15.315cm" svg:x2="10.489cm" svg:y2="15.308cm">
            <text:p/>
          </draw:line>
          <draw:line draw:style-name="gr3" draw:text-style-name="P3" draw:layer="layout" svg:x1="8.085cm" svg:y1="15.911cm" svg:x2="8.099cm" svg:y2="15.316cm">
            <text:p/>
          </draw:line>
          <draw:custom-shape draw:style-name="gr5" draw:text-style-name="P4" draw:layer="layout" svg:width="0.207cm" svg:height="0.207cm" svg:x="10.339cm" svg:y="1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3" draw:text-style-name="P3" draw:layer="layout" svg:x1="8.096cm" svg:y1="23.5cm" svg:x2="10.514cm" svg:y2="23.493cm">
            <text:p/>
          </draw:line>
          <draw:line draw:style-name="gr3" draw:text-style-name="P3" draw:layer="layout" svg:x1="8.11cm" svg:y1="24.096cm" svg:x2="8.124cm" svg:y2="23.501cm">
            <text:p/>
          </draw:line>
          <draw:custom-shape draw:style-name="gr5" draw:text-style-name="P4" draw:layer="layout" svg:width="0.207cm" svg:height="0.207cm" svg:x="10.364cm" svg:y="23.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3" draw:text-style-name="P3" draw:layer="layout" svg:x1="10.502cm" svg:y1="24.898cm" svg:x2="10.475cm" svg:y2="22.532cm">
          <text:p/>
        </draw:line>
        <draw:line draw:style-name="gr3" draw:text-style-name="P3" draw:layer="layout" svg:x1="10.51cm" svg:y1="27.683cm" svg:x2="8.142cm" svg:y2="27.675cm">
          <text:p/>
        </draw:line>
        <draw:line draw:style-name="gr3" draw:text-style-name="P3" draw:layer="layout" svg:x1="10.492cm" svg:y1="27.7cm" svg:x2="10.487cm" svg:y2="27.434cm">
          <text:p/>
        </draw:line>
        <draw:custom-shape draw:style-name="gr5" draw:text-style-name="P4" draw:layer="layout" svg:width="0.207cm" svg:height="0.207cm" svg:x="8.072cm" svg:y="27.57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3" draw:layer="layout" svg:x1="2.567cm" svg:y1="23.655cm" svg:x2="2.567cm" svg:y2="22.211cm">
          <text:p/>
        </draw:line>
        <draw:line draw:style-name="gr3" draw:text-style-name="P3" draw:layer="layout" svg:x1="2.094cm" svg:y1="27.714cm" svg:x2="2.069cm" svg:y2="22.211cm">
          <text:p/>
        </draw:line>
        <draw:line draw:style-name="gr28" draw:text-style-name="P3" draw:layer="layout" svg:x1="2.093cm" svg:y1="20.095cm" svg:x2="2.068cm" svg:y2="22.199cm">
          <text:p/>
        </draw:line>
        <draw:line draw:style-name="gr28" draw:text-style-name="P3" draw:layer="layout" svg:x1="2.58cm" svg:y1="20.093cm" svg:x2="2.555cm" svg:y2="22.199cm">
          <text:p/>
        </draw:line>
        <draw:frame draw:style-name="gr29" draw:text-style-name="P1" draw:layer="layout" svg:width="1.404cm" svg:height="0.962cm" svg:x="11.042cm" svg:y="3.792cm">
          <draw:text-box>
            <text:p text:style-name="P11">Rs</text:p>
          </draw:text-box>
        </draw:frame>
        <draw:frame draw:style-name="gr19" draw:text-style-name="P1" draw:layer="layout" svg:width="1.993cm" svg:height="1.673cm" svg:x="11.11cm" svg:y="8.093cm">
          <draw:text-box>
            <text:p text:style-name="P11">R10</text:p>
          </draw:text-box>
        </draw:frame>
        <draw:frame draw:style-name="gr29" draw:text-style-name="P1" draw:layer="layout" svg:width="1.404cm" svg:height="0.962cm" svg:x="11.155cm" svg:y="12.824cm">
          <draw:text-box>
            <text:p text:style-name="P11">R9</text:p>
          </draw:text-box>
        </draw:frame>
        <draw:frame draw:style-name="gr29" draw:text-style-name="P1" draw:layer="layout" svg:width="1.404cm" svg:height="0.962cm" svg:x="11.223cm" svg:y="17.669cm">
          <draw:text-box>
            <text:p text:style-name="P11">R8</text:p>
          </draw:text-box>
        </draw:frame>
        <draw:frame draw:style-name="gr29" draw:text-style-name="P1" draw:layer="layout" svg:width="1.404cm" svg:height="0.962cm" svg:x="11.223cm" svg:y="25.796cm">
          <draw:text-box>
            <text:p text:style-name="P11">R1</text:p>
          </draw:text-box>
        </draw:frame>
        <draw:line draw:style-name="gr3" draw:text-style-name="P3" draw:layer="layout" svg:x1="10.477cm" svg:y1="5.582cm" svg:x2="14.461cm" svg:y2="5.582cm">
          <text:p/>
        </draw:line>
        <draw:line draw:style-name="gr3" draw:text-style-name="P3" draw:layer="layout" svg:x1="14.416cm" svg:y1="3.318cm" svg:x2="14.416cm" svg:y2="5.672cm">
          <text:p/>
        </draw:line>
        <draw:frame draw:style-name="gr30" draw:text-style-name="P1" draw:layer="layout" svg:width="5.595cm" svg:height="6.996cm" svg:x="14.171cm" svg:y="6.036cm">
          <draw:text-box>
            <text:p text:style-name="P11"><text:span text:style-name="T3">The probe is made up of number of resistors (R1 to R10) connected is series with Hall effect switches connecte between each pair of resitors.</text:span></text:p>
            <text:p text:style-name="P11"><text:span text:style-name="T3">When a fixed reference voltage (Vref) is applied to the top of the sense resistor (Rs), the voltage observed at O/P, with respect or Gnd assuming non of the Hall effect devices is on will be:</text:span></text:p>
          </draw:text-box>
        </draw:frame>
        <draw:frame draw:style-name="gr31" draw:text-style-name="P1" draw:layer="layout" svg:width="1.811cm" svg:height="1.086cm" svg:x="3.441cm" svg:y="2.355cm">
          <draw:text-box>
            <text:p text:style-name="P11">Vcc</text:p>
          </draw:text-box>
        </draw:frame>
        <draw:frame draw:style-name="gr31" draw:text-style-name="P1" draw:layer="layout" svg:width="1.811cm" svg:height="1.086cm" svg:x="1cm" svg:y="1cm">
          <draw:text-box>
            <text:p text:style-name="P11">Gnd</text:p>
          </draw:text-box>
        </draw:frame>
        <draw:line draw:style-name="gr32" draw:text-style-name="P3" draw:layer="layout" svg:x1="3.532cm" svg:y1="2.989cm" svg:x2="2.445cm" svg:y2="3.532cm">
          <text:p/>
        </draw:line>
        <draw:line draw:style-name="gr32" draw:text-style-name="P3" draw:layer="layout" svg:x1="1.766cm" svg:y1="1.902cm" svg:x2="1.902cm" svg:y2="3.215cm">
          <text:p/>
        </draw:line>
        <draw:frame draw:style-name="gr31" draw:text-style-name="P1" draw:layer="layout" svg:width="1.811cm" svg:height="1.086cm" svg:x="9.241cm" svg:y="1.452cm">
          <draw:text-box>
            <text:p text:style-name="P11">Vref</text:p>
          </draw:text-box>
        </draw:frame>
        <draw:frame draw:style-name="gr31" draw:text-style-name="P1" draw:layer="layout" svg:width="1.811cm" svg:height="1.086cm" svg:x="14.223cm" svg:y="1.724cm">
          <draw:text-box>
            <text:p text:style-name="P11">O/P</text:p>
          </draw:text-box>
        </draw:frame>
        <draw:line draw:style-name="gr32" draw:text-style-name="P3" draw:layer="layout" svg:x1="10.052cm" svg:y1="2.31cm" svg:x2="10.278cm" svg:y2="3.26cm">
          <text:p/>
        </draw:line>
        <draw:line draw:style-name="gr32" draw:text-style-name="P3" draw:layer="layout" svg:x1="14.941cm" svg:y1="2.672cm" svg:x2="14.262cm" svg:y2="3.713cm">
          <text:p/>
        </draw:line>
        <draw:frame draw:style-name="gr33" draw:text-style-name="P1" draw:layer="layout" svg:width="5.841cm" svg:height="1.63cm" svg:x="3.034cm" svg:y="20.692cm">
          <draw:text-box>
            <text:p text:style-name="P11">Hall effect switch</text:p>
          </draw:text-box>
        </draw:frame>
        <draw:line draw:style-name="gr32" draw:text-style-name="P3" draw:layer="layout" svg:x1="5.569cm" svg:y1="21.688cm" svg:x2="6.611cm" svg:y2="24.495cm">
          <text:p/>
        </draw:line>
        <draw:g>
          <draw:frame draw:style-name="gr34" draw:text-style-name="P7" draw:layer="layout" svg:width="3.553cm" svg:height="1.096cm" svg:x="14.343cm" svg:y="13.281cm">
            <draw:text-box>
              <text:p>Vref * Rp</text:p>
            </draw:text-box>
          </draw:frame>
          <draw:frame draw:style-name="gr35" draw:text-style-name="P7" draw:layer="layout" svg:width="3.453cm" svg:height="1.062cm" svg:x="14.542cm" svg:y="14.51cm">
            <draw:text-box>
              <text:p>Rs + Rp</text:p>
            </draw:text-box>
          </draw:frame>
          <draw:line draw:style-name="gr36" draw:text-style-name="P3" draw:layer="layout" svg:x1="14.442cm" svg:y1="14.443cm" svg:x2="17.497cm" svg:y2="14.476cm">
            <text:p/>
          </draw:line>
        </draw:g>
        <draw:frame draw:style-name="gr37" draw:text-style-name="P1" draw:layer="layout" svg:width="5.595cm" svg:height="1.451cm" svg:x="13.691cm" svg:y="15.615cm">
          <draw:text-box>
            <text:p text:style-name="P11"><text:span text:style-name="T3">where Rp is the sum of R1 + R2 + … + R10</text:span></text:p>
          </draw:text-box>
        </draw:frame>
        <draw:frame draw:style-name="gr38" draw:text-style-name="P1" draw:layer="layout" svg:width="5.595cm" svg:height="8.783cm" svg:x="13.608cm" svg:y="17.093cm">
          <draw:text-box>
            <text:p text:style-name="P11"><text:span text:style-name="T3">In use a magnet on a float will slide up an down the probe and cause the Hall effect devices to switch on and off. The probe design is such that only one Hall effect device may be switched on at any one time, the effect of which will be to switch it’s output to effectively Gnd thereby reucing the value of Rp in the equation above.</text:span></text:p>
            <text:p text:style-name="P11"><text:span text:style-name="T3"/></text:p>
            <text:p text:style-name="P11"><text:span text:style-name="T3">So the voltage at O/P will be proportional to the magnets position along the probe.</text:span></text:p>
          </draw:text-box>
        </draw:frame>
        <draw:frame draw:style-name="gr39" draw:text-style-name="P5" draw:layer="layout" svg:width="7.414cm" svg:height="2.621cm" svg:x="12.586cm" svg:y="26.188cm">
          <draw:text-box>
            <text:p text:style-name="P8"><text:span text:style-name="T3">The actual probe is made up of 4 independent resistor chains arranged in an interleaveing pattern so that the Hall Effects devices are 25mm apart.</text:span></text:p>
          </draw:text-box>
        </draw:frame>
      </draw:page>
      <draw:page draw:name="page3" draw:style-name="dp1" draw:master-page-name="Default">
        <draw:line draw:style-name="gr40" draw:text-style-name="P3" draw:layer="layout" svg:x1="10.923cm" svg:y1="3.127cm" svg:x2="10.923cm" svg:y2="4.074cm">
          <text:p/>
        </draw:line>
        <draw:line draw:style-name="gr40" draw:text-style-name="P3" draw:layer="layout" svg:x1="14.364cm" svg:y1="3.122cm" svg:x2="14.383cm" svg:y2="4.884cm">
          <text:p/>
        </draw:line>
        <draw:line draw:style-name="gr41" draw:text-style-name="P3" draw:layer="layout" svg:x1="4.029cm" svg:y1="3.046cm" svg:x2="4.035cm" svg:y2="26.929cm">
          <text:p/>
        </draw:line>
        <draw:custom-shape draw:style-name="gr42" draw:text-style-name="P6" draw:layer="layout" svg:width="0.345cm" svg:height="1.059cm" svg:x="3.858cm" svg:y="8.079cm">
          <text:p/>
          <draw:enhanced-geometry svg:viewBox="0 0 21600 21600" draw:type="rectangle" draw:enhanced-path="M 0 0 L 21600 0 21600 21600 0 21600 0 0 Z N"/>
        </draw:custom-shape>
        <draw:custom-shape draw:style-name="gr42" draw:text-style-name="P6" draw:layer="layout" svg:width="0.345cm" svg:height="1.059cm" svg:x="3.858cm" svg:y="9.978cm">
          <text:p/>
          <draw:enhanced-geometry svg:viewBox="0 0 21600 21600" draw:type="rectangle" draw:enhanced-path="M 0 0 L 21600 0 21600 21600 0 21600 0 0 Z N"/>
        </draw:custom-shape>
        <draw:custom-shape draw:style-name="gr42" draw:text-style-name="P6" draw:layer="layout" svg:width="0.345cm" svg:height="1.059cm" svg:x="3.858cm" svg:y="11.878cm">
          <text:p/>
          <draw:enhanced-geometry svg:viewBox="0 0 21600 21600" draw:type="rectangle" draw:enhanced-path="M 0 0 L 21600 0 21600 21600 0 21600 0 0 Z N"/>
        </draw:custom-shape>
        <draw:custom-shape draw:style-name="gr42" draw:text-style-name="P6" draw:layer="layout" svg:width="0.345cm" svg:height="1.059cm" svg:x="3.858cm" svg:y="13.777cm">
          <text:p/>
          <draw:enhanced-geometry svg:viewBox="0 0 21600 21600" draw:type="rectangle" draw:enhanced-path="M 0 0 L 21600 0 21600 21600 0 21600 0 0 Z N"/>
        </draw:custom-shape>
        <draw:custom-shape draw:style-name="gr42" draw:text-style-name="P6" draw:layer="layout" svg:width="0.345cm" svg:height="1.059cm" svg:x="3.858cm" svg:y="15.676cm">
          <text:p/>
          <draw:enhanced-geometry svg:viewBox="0 0 21600 21600" draw:type="rectangle" draw:enhanced-path="M 0 0 L 21600 0 21600 21600 0 21600 0 0 Z N"/>
        </draw:custom-shape>
        <draw:custom-shape draw:style-name="gr42" draw:text-style-name="P6" draw:layer="layout" svg:width="0.345cm" svg:height="1.059cm" svg:x="3.858cm" svg:y="17.575cm">
          <text:p/>
          <draw:enhanced-geometry svg:viewBox="0 0 21600 21600" draw:type="rectangle" draw:enhanced-path="M 0 0 L 21600 0 21600 21600 0 21600 0 0 Z N"/>
        </draw:custom-shape>
        <draw:custom-shape draw:style-name="gr42" draw:text-style-name="P6" draw:layer="layout" svg:width="0.345cm" svg:height="1.059cm" svg:x="3.858cm" svg:y="19.474cm">
          <text:p/>
          <draw:enhanced-geometry svg:viewBox="0 0 21600 21600" draw:type="rectangle" draw:enhanced-path="M 0 0 L 21600 0 21600 21600 0 21600 0 0 Z N"/>
        </draw:custom-shape>
        <draw:custom-shape draw:style-name="gr42" draw:text-style-name="P6" draw:layer="layout" svg:width="0.345cm" svg:height="1.059cm" svg:x="3.858cm" svg:y="21.374cm">
          <text:p/>
          <draw:enhanced-geometry svg:viewBox="0 0 21600 21600" draw:type="rectangle" draw:enhanced-path="M 0 0 L 21600 0 21600 21600 0 21600 0 0 Z N"/>
        </draw:custom-shape>
        <draw:custom-shape draw:style-name="gr42" draw:text-style-name="P6" draw:layer="layout" svg:width="0.345cm" svg:height="1.059cm" svg:x="3.858cm" svg:y="23.273cm">
          <text:p/>
          <draw:enhanced-geometry svg:viewBox="0 0 21600 21600" draw:type="rectangle" draw:enhanced-path="M 0 0 L 21600 0 21600 21600 0 21600 0 0 Z N"/>
        </draw:custom-shape>
        <draw:custom-shape draw:style-name="gr42" draw:text-style-name="P6" draw:layer="layout" svg:width="0.345cm" svg:height="1.059cm" svg:x="3.858cm" svg:y="25.17cm">
          <text:p/>
          <draw:enhanced-geometry svg:viewBox="0 0 21600 21600" draw:type="rectangle" draw:enhanced-path="M 0 0 L 21600 0 21600 21600 0 21600 0 0 Z N"/>
        </draw:custom-shape>
        <draw:custom-shape draw:style-name="gr42" draw:text-style-name="P6" draw:layer="layout" svg:width="0.345cm" svg:height="1.059cm" svg:x="3.874cm" svg:y="3.503cm">
          <text:p/>
          <draw:enhanced-geometry svg:viewBox="0 0 21600 21600" draw:type="rectangle" draw:enhanced-path="M 0 0 L 21600 0 21600 21600 0 21600 0 0 Z N"/>
        </draw:custom-shape>
        <draw:line draw:style-name="gr41" draw:text-style-name="P3" draw:layer="layout" svg:x1="2.604cm" svg:y1="7.65cm" svg:x2="4.015cm" svg:y2="7.65cm">
          <text:p/>
        </draw:line>
        <draw:custom-shape draw:style-name="gr5" draw:text-style-name="P4" draw:layer="layout" svg:width="0.145cm" svg:height="0.145cm" svg:x="3.941cm" svg:y="7.5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06cm" svg:y1="9.561cm" svg:x2="4.017cm" svg:y2="9.561cm">
          <text:p/>
        </draw:line>
        <draw:custom-shape draw:style-name="gr5" draw:text-style-name="P4" draw:layer="layout" svg:width="0.145cm" svg:height="0.145cm" svg:x="3.943cm" svg:y="9.4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595cm" svg:y1="11.463cm" svg:x2="4.006cm" svg:y2="11.463cm">
          <text:p/>
        </draw:line>
        <draw:custom-shape draw:style-name="gr5" draw:text-style-name="P4" draw:layer="layout" svg:width="0.145cm" svg:height="0.145cm" svg:x="3.932cm" svg:y="11.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592cm" svg:y1="13.383cm" svg:x2="4.003cm" svg:y2="13.383cm">
          <text:p/>
        </draw:line>
        <draw:custom-shape draw:style-name="gr5" draw:text-style-name="P4" draw:layer="layout" svg:width="0.145cm" svg:height="0.145cm" svg:x="3.929cm" svg:y="13.3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03cm" svg:y1="15.252cm" svg:x2="4.014cm" svg:y2="15.252cm">
          <text:p/>
        </draw:line>
        <draw:custom-shape draw:style-name="gr5" draw:text-style-name="P4" draw:layer="layout" svg:width="0.145cm" svg:height="0.145cm" svg:x="3.94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1cm" svg:y1="17.148cm" svg:x2="4.021cm" svg:y2="17.148cm">
          <text:p/>
        </draw:line>
        <draw:custom-shape draw:style-name="gr5" draw:text-style-name="P4" draw:layer="layout" svg:width="0.145cm" svg:height="0.145cm" svg:x="3.947cm" svg:y="17.0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09cm" svg:y1="19.045cm" svg:x2="4.02cm" svg:y2="19.045cm">
          <text:p/>
        </draw:line>
        <draw:custom-shape draw:style-name="gr5" draw:text-style-name="P4" draw:layer="layout" svg:width="0.145cm" svg:height="0.145cm" svg:x="3.946cm" svg:y="18.9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08cm" svg:y1="20.953cm" svg:x2="4.019cm" svg:y2="20.953cm">
          <text:p/>
        </draw:line>
        <draw:custom-shape draw:style-name="gr5" draw:text-style-name="P4" draw:layer="layout" svg:width="0.145cm" svg:height="0.145cm" svg:x="3.945cm" svg:y="20.87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18cm" svg:y1="22.857cm" svg:x2="4.029cm" svg:y2="22.857cm">
          <text:p/>
        </draw:line>
        <draw:custom-shape draw:style-name="gr5" draw:text-style-name="P4" draw:layer="layout" svg:width="0.145cm" svg:height="0.145cm" svg:x="3.955cm" svg:y="22.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2.617cm" svg:y1="24.78cm" svg:x2="4.028cm" svg:y2="24.78cm">
          <text:p/>
        </draw:line>
        <draw:custom-shape draw:style-name="gr5" draw:text-style-name="P4" draw:layer="layout" svg:width="0.145cm" svg:height="0.145cm" svg:x="3.954cm" svg:y="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2" draw:layer="layout" svg:width="1.058cm" svg:height="0.436cm" svg:x="1.88cm" svg:y="7.443cm">
          <text:p/>
          <draw:enhanced-geometry svg:viewBox="0 0 21600 21600" draw:type="rectangle" draw:enhanced-path="M 0 0 L 21600 0 21600 21600 0 21600 0 0 Z N"/>
        </draw:custom-shape>
        <draw:custom-shape draw:style-name="gr43" draw:text-style-name="P12" draw:layer="layout" svg:width="1.058cm" svg:height="0.436cm" svg:x="1.88cm" svg:y="9.343cm">
          <text:p/>
          <draw:enhanced-geometry svg:viewBox="0 0 21600 21600" draw:type="rectangle" draw:enhanced-path="M 0 0 L 21600 0 21600 21600 0 21600 0 0 Z N"/>
        </draw:custom-shape>
        <draw:custom-shape draw:style-name="gr43" draw:text-style-name="P12" draw:layer="layout" svg:width="1.058cm" svg:height="0.436cm" svg:x="1.88cm" svg:y="11.242cm">
          <text:p/>
          <draw:enhanced-geometry svg:viewBox="0 0 21600 21600" draw:type="rectangle" draw:enhanced-path="M 0 0 L 21600 0 21600 21600 0 21600 0 0 Z N"/>
        </draw:custom-shape>
        <draw:custom-shape draw:style-name="gr43" draw:text-style-name="P12" draw:layer="layout" svg:width="1.058cm" svg:height="0.436cm" svg:x="1.88cm" svg:y="13.142cm">
          <text:p/>
          <draw:enhanced-geometry svg:viewBox="0 0 21600 21600" draw:type="rectangle" draw:enhanced-path="M 0 0 L 21600 0 21600 21600 0 21600 0 0 Z N"/>
        </draw:custom-shape>
        <draw:custom-shape draw:style-name="gr43" draw:text-style-name="P12" draw:layer="layout" svg:width="1.058cm" svg:height="0.436cm" svg:x="1.88cm" svg:y="15.042cm">
          <text:p/>
          <draw:enhanced-geometry svg:viewBox="0 0 21600 21600" draw:type="rectangle" draw:enhanced-path="M 0 0 L 21600 0 21600 21600 0 21600 0 0 Z N"/>
        </draw:custom-shape>
        <draw:custom-shape draw:style-name="gr43" draw:text-style-name="P12" draw:layer="layout" svg:width="1.058cm" svg:height="0.436cm" svg:x="1.88cm" svg:y="16.941cm">
          <text:p/>
          <draw:enhanced-geometry svg:viewBox="0 0 21600 21600" draw:type="rectangle" draw:enhanced-path="M 0 0 L 21600 0 21600 21600 0 21600 0 0 Z N"/>
        </draw:custom-shape>
        <draw:custom-shape draw:style-name="gr43" draw:text-style-name="P12" draw:layer="layout" svg:width="1.058cm" svg:height="0.436cm" svg:x="1.88cm" svg:y="18.841cm">
          <text:p/>
          <draw:enhanced-geometry svg:viewBox="0 0 21600 21600" draw:type="rectangle" draw:enhanced-path="M 0 0 L 21600 0 21600 21600 0 21600 0 0 Z N"/>
        </draw:custom-shape>
        <draw:custom-shape draw:style-name="gr43" draw:text-style-name="P12" draw:layer="layout" svg:width="1.058cm" svg:height="0.436cm" svg:x="1.88cm" svg:y="20.741cm">
          <text:p/>
          <draw:enhanced-geometry svg:viewBox="0 0 21600 21600" draw:mirror-vertical="false" draw:mirror-horizontal="false" draw:type="rectangle" draw:enhanced-path="M 0 0 L 21600 0 21600 21600 0 21600 0 0 Z N"/>
        </draw:custom-shape>
        <draw:custom-shape draw:style-name="gr43" draw:text-style-name="P12" draw:layer="layout" svg:width="1.058cm" svg:height="0.436cm" svg:x="1.88cm" svg:y="22.64cm">
          <text:p/>
          <draw:enhanced-geometry svg:viewBox="0 0 21600 21600" draw:type="rectangle" draw:enhanced-path="M 0 0 L 21600 0 21600 21600 0 21600 0 0 Z N"/>
        </draw:custom-shape>
        <draw:custom-shape draw:style-name="gr43" draw:text-style-name="P12" draw:layer="layout" svg:width="1.058cm" svg:height="0.436cm" svg:x="1.88cm" svg:y="24.538cm">
          <text:p/>
          <draw:enhanced-geometry svg:viewBox="0 0 21600 21600" draw:mirror-horizontal="false" draw:mirror-vertical="false" draw:type="rectangle" draw:enhanced-path="M 0 0 L 21600 0 21600 21600 0 21600 0 0 Z N"/>
        </draw:custom-shape>
        <draw:custom-shape draw:style-name="gr44" draw:text-style-name="P13" draw:layer="layout" svg:width="0.345cm" svg:height="1.059cm" draw:transform="rotate (1.58336269740926) translate (4.669cm 1.459cm)">
          <text:p/>
          <draw:enhanced-geometry svg:viewBox="0 0 21600 21600" draw:mirror-horizontal="false" draw:mirror-vertical="false" draw:type="rectangle" draw:enhanced-path="M 0 0 L 21600 0 21600 21600 0 21600 0 0 Z N"/>
        </draw:custom-shape>
        <draw:line draw:style-name="gr45" draw:text-style-name="P3" draw:layer="layout" svg:x1="7.476cm" svg:y1="3.463cm" svg:x2="7.482cm" svg:y2="27.346cm">
          <text:p/>
        </draw:line>
        <draw:custom-shape draw:style-name="gr46" draw:text-style-name="P6" draw:layer="layout" svg:width="0.345cm" svg:height="1.059cm" svg:x="7.305cm" svg:y="8.496cm">
          <text:p/>
          <draw:enhanced-geometry svg:viewBox="0 0 21600 21600" draw:type="rectangle" draw:enhanced-path="M 0 0 L 21600 0 21600 21600 0 21600 0 0 Z N"/>
        </draw:custom-shape>
        <draw:custom-shape draw:style-name="gr46" draw:text-style-name="P6" draw:layer="layout" svg:width="0.345cm" svg:height="1.059cm" svg:x="7.305cm" svg:y="10.395cm">
          <text:p/>
          <draw:enhanced-geometry svg:viewBox="0 0 21600 21600" draw:type="rectangle" draw:enhanced-path="M 0 0 L 21600 0 21600 21600 0 21600 0 0 Z N"/>
        </draw:custom-shape>
        <draw:custom-shape draw:style-name="gr46" draw:text-style-name="P6" draw:layer="layout" svg:width="0.345cm" svg:height="1.059cm" svg:x="7.305cm" svg:y="12.295cm">
          <text:p/>
          <draw:enhanced-geometry svg:viewBox="0 0 21600 21600" draw:type="rectangle" draw:enhanced-path="M 0 0 L 21600 0 21600 21600 0 21600 0 0 Z N"/>
        </draw:custom-shape>
        <draw:custom-shape draw:style-name="gr46" draw:text-style-name="P6" draw:layer="layout" svg:width="0.345cm" svg:height="1.059cm" svg:x="7.305cm" svg:y="14.194cm">
          <text:p/>
          <draw:enhanced-geometry svg:viewBox="0 0 21600 21600" draw:type="rectangle" draw:enhanced-path="M 0 0 L 21600 0 21600 21600 0 21600 0 0 Z N"/>
        </draw:custom-shape>
        <draw:custom-shape draw:style-name="gr46" draw:text-style-name="P6" draw:layer="layout" svg:width="0.345cm" svg:height="1.059cm" svg:x="7.305cm" svg:y="16.093cm">
          <text:p/>
          <draw:enhanced-geometry svg:viewBox="0 0 21600 21600" draw:type="rectangle" draw:enhanced-path="M 0 0 L 21600 0 21600 21600 0 21600 0 0 Z N"/>
        </draw:custom-shape>
        <draw:custom-shape draw:style-name="gr46" draw:text-style-name="P6" draw:layer="layout" svg:width="0.345cm" svg:height="1.059cm" svg:x="7.305cm" svg:y="17.992cm">
          <text:p/>
          <draw:enhanced-geometry svg:viewBox="0 0 21600 21600" draw:type="rectangle" draw:enhanced-path="M 0 0 L 21600 0 21600 21600 0 21600 0 0 Z N"/>
        </draw:custom-shape>
        <draw:custom-shape draw:style-name="gr46" draw:text-style-name="P6" draw:layer="layout" svg:width="0.345cm" svg:height="1.059cm" svg:x="7.305cm" svg:y="19.891cm">
          <text:p/>
          <draw:enhanced-geometry svg:viewBox="0 0 21600 21600" draw:type="rectangle" draw:enhanced-path="M 0 0 L 21600 0 21600 21600 0 21600 0 0 Z N"/>
        </draw:custom-shape>
        <draw:custom-shape draw:style-name="gr46" draw:text-style-name="P6" draw:layer="layout" svg:width="0.345cm" svg:height="1.059cm" svg:x="7.305cm" svg:y="21.791cm">
          <text:p/>
          <draw:enhanced-geometry svg:viewBox="0 0 21600 21600" draw:type="rectangle" draw:enhanced-path="M 0 0 L 21600 0 21600 21600 0 21600 0 0 Z N"/>
        </draw:custom-shape>
        <draw:custom-shape draw:style-name="gr46" draw:text-style-name="P6" draw:layer="layout" svg:width="0.345cm" svg:height="1.059cm" svg:x="7.305cm" svg:y="23.69cm">
          <text:p/>
          <draw:enhanced-geometry svg:viewBox="0 0 21600 21600" draw:type="rectangle" draw:enhanced-path="M 0 0 L 21600 0 21600 21600 0 21600 0 0 Z N"/>
        </draw:custom-shape>
        <draw:custom-shape draw:style-name="gr46" draw:text-style-name="P6" draw:layer="layout" svg:width="0.345cm" svg:height="1.059cm" svg:x="7.305cm" svg:y="25.587cm">
          <text:p/>
          <draw:enhanced-geometry svg:viewBox="0 0 21600 21600" draw:type="rectangle" draw:enhanced-path="M 0 0 L 21600 0 21600 21600 0 21600 0 0 Z N"/>
        </draw:custom-shape>
        <draw:custom-shape draw:style-name="gr46" draw:text-style-name="P6" draw:layer="layout" svg:width="0.345cm" svg:height="1.059cm" svg:x="7.321cm" svg:y="3.764cm">
          <text:p/>
          <draw:enhanced-geometry svg:viewBox="0 0 21600 21600" draw:type="rectangle" draw:enhanced-path="M 0 0 L 21600 0 21600 21600 0 21600 0 0 Z N"/>
        </draw:custom-shape>
        <draw:line draw:style-name="gr45" draw:text-style-name="P3" draw:layer="layout" svg:x1="6.051cm" svg:y1="8.067cm" svg:x2="7.462cm" svg:y2="8.067cm">
          <text:p/>
        </draw:line>
        <draw:custom-shape draw:style-name="gr47" draw:text-style-name="P4" draw:layer="layout" svg:width="0.145cm" svg:height="0.145cm" svg:x="7.388cm" svg:y="7.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53cm" svg:y1="9.978cm" svg:x2="7.464cm" svg:y2="9.978cm">
          <text:p/>
        </draw:line>
        <draw:custom-shape draw:style-name="gr47" draw:text-style-name="P4" draw:layer="layout" svg:width="0.145cm" svg:height="0.145cm" svg:x="7.39cm" svg:y="9.8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42cm" svg:y1="11.88cm" svg:x2="7.453cm" svg:y2="11.88cm">
          <text:p/>
        </draw:line>
        <draw:custom-shape draw:style-name="gr47" draw:text-style-name="P4" draw:layer="layout" svg:width="0.145cm" svg:height="0.145cm" svg:x="7.379cm" svg:y="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39cm" svg:y1="13.8cm" svg:x2="7.45cm" svg:y2="13.8cm">
          <text:p/>
        </draw:line>
        <draw:custom-shape draw:style-name="gr47" draw:text-style-name="P4" draw:layer="layout" svg:width="0.145cm" svg:height="0.145cm" svg:x="7.376cm" svg:y="13.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5cm" svg:y1="15.669cm" svg:x2="7.461cm" svg:y2="15.669cm">
          <text:p/>
        </draw:line>
        <draw:custom-shape draw:style-name="gr47" draw:text-style-name="P4" draw:layer="layout" svg:width="0.145cm" svg:height="0.145cm" svg:x="7.387cm" svg:y="15.5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57cm" svg:y1="17.565cm" svg:x2="7.468cm" svg:y2="17.565cm">
          <text:p/>
        </draw:line>
        <draw:custom-shape draw:style-name="gr47" draw:text-style-name="P4" draw:layer="layout" svg:width="0.145cm" svg:height="0.145cm" svg:x="7.394cm" svg:y="17.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56cm" svg:y1="19.462cm" svg:x2="7.467cm" svg:y2="19.462cm">
          <text:p/>
        </draw:line>
        <draw:custom-shape draw:style-name="gr47" draw:text-style-name="P4" draw:layer="layout" svg:width="0.145cm" svg:height="0.145cm" svg:x="7.393cm" svg:y="19.3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55cm" svg:y1="21.37cm" svg:x2="7.466cm" svg:y2="21.37cm">
          <text:p/>
        </draw:line>
        <draw:custom-shape draw:style-name="gr47" draw:text-style-name="P4" draw:layer="layout" svg:width="0.145cm" svg:height="0.145cm" svg:x="7.392cm" svg:y="2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65cm" svg:y1="23.274cm" svg:x2="7.476cm" svg:y2="23.274cm">
          <text:p/>
        </draw:line>
        <draw:custom-shape draw:style-name="gr47" draw:text-style-name="P4" draw:layer="layout" svg:width="0.145cm" svg:height="0.145cm" svg:x="7.402cm" svg:y="23.1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5" draw:text-style-name="P3" draw:layer="layout" svg:x1="6.064cm" svg:y1="25.197cm" svg:x2="7.475cm" svg:y2="25.197cm">
          <text:p/>
        </draw:line>
        <draw:custom-shape draw:style-name="gr47" draw:text-style-name="P4" draw:layer="layout" svg:width="0.145cm" svg:height="0.145cm" svg:x="7.401cm" svg:y="25.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12" draw:layer="layout" svg:width="1.058cm" svg:height="0.436cm" svg:x="5.327cm" svg:y="7.86cm">
          <text:p/>
          <draw:enhanced-geometry svg:viewBox="0 0 21600 21600" draw:type="rectangle" draw:enhanced-path="M 0 0 L 21600 0 21600 21600 0 21600 0 0 Z N"/>
        </draw:custom-shape>
        <draw:custom-shape draw:style-name="gr48" draw:text-style-name="P12" draw:layer="layout" svg:width="1.058cm" svg:height="0.436cm" svg:x="5.327cm" svg:y="9.76cm">
          <text:p/>
          <draw:enhanced-geometry svg:viewBox="0 0 21600 21600" draw:type="rectangle" draw:enhanced-path="M 0 0 L 21600 0 21600 21600 0 21600 0 0 Z N"/>
        </draw:custom-shape>
        <draw:custom-shape draw:style-name="gr48" draw:text-style-name="P12" draw:layer="layout" svg:width="1.058cm" svg:height="0.436cm" svg:x="5.327cm" svg:y="11.659cm">
          <text:p/>
          <draw:enhanced-geometry svg:viewBox="0 0 21600 21600" draw:type="rectangle" draw:enhanced-path="M 0 0 L 21600 0 21600 21600 0 21600 0 0 Z N"/>
        </draw:custom-shape>
        <draw:custom-shape draw:style-name="gr48" draw:text-style-name="P12" draw:layer="layout" svg:width="1.058cm" svg:height="0.436cm" svg:x="5.327cm" svg:y="13.559cm">
          <text:p/>
          <draw:enhanced-geometry svg:viewBox="0 0 21600 21600" draw:type="rectangle" draw:enhanced-path="M 0 0 L 21600 0 21600 21600 0 21600 0 0 Z N"/>
        </draw:custom-shape>
        <draw:custom-shape draw:style-name="gr48" draw:text-style-name="P12" draw:layer="layout" svg:width="1.058cm" svg:height="0.436cm" svg:x="5.327cm" svg:y="15.459cm">
          <text:p/>
          <draw:enhanced-geometry svg:viewBox="0 0 21600 21600" draw:type="rectangle" draw:enhanced-path="M 0 0 L 21600 0 21600 21600 0 21600 0 0 Z N"/>
        </draw:custom-shape>
        <draw:custom-shape draw:style-name="gr48" draw:text-style-name="P12" draw:layer="layout" svg:width="1.058cm" svg:height="0.436cm" svg:x="5.327cm" svg:y="17.358cm">
          <text:p/>
          <draw:enhanced-geometry svg:viewBox="0 0 21600 21600" draw:type="rectangle" draw:enhanced-path="M 0 0 L 21600 0 21600 21600 0 21600 0 0 Z N"/>
        </draw:custom-shape>
        <draw:custom-shape draw:style-name="gr48" draw:text-style-name="P12" draw:layer="layout" svg:width="1.058cm" svg:height="0.436cm" svg:x="5.327cm" svg:y="19.258cm">
          <text:p/>
          <draw:enhanced-geometry svg:viewBox="0 0 21600 21600" draw:type="rectangle" draw:enhanced-path="M 0 0 L 21600 0 21600 21600 0 21600 0 0 Z N"/>
        </draw:custom-shape>
        <draw:custom-shape draw:style-name="gr48" draw:text-style-name="P12" draw:layer="layout" svg:width="1.058cm" svg:height="0.436cm" svg:x="5.327cm" svg:y="21.158cm">
          <text:p/>
          <draw:enhanced-geometry svg:viewBox="0 0 21600 21600" draw:mirror-vertical="false" draw:mirror-horizontal="false" draw:type="rectangle" draw:enhanced-path="M 0 0 L 21600 0 21600 21600 0 21600 0 0 Z N"/>
        </draw:custom-shape>
        <draw:custom-shape draw:style-name="gr48" draw:text-style-name="P12" draw:layer="layout" svg:width="1.058cm" svg:height="0.436cm" svg:x="5.327cm" svg:y="23.057cm">
          <text:p/>
          <draw:enhanced-geometry svg:viewBox="0 0 21600 21600" draw:type="rectangle" draw:enhanced-path="M 0 0 L 21600 0 21600 21600 0 21600 0 0 Z N"/>
        </draw:custom-shape>
        <draw:custom-shape draw:style-name="gr48" draw:text-style-name="P12" draw:layer="layout" svg:width="1.058cm" svg:height="0.436cm" svg:x="5.327cm" svg:y="24.955cm">
          <text:p/>
          <draw:enhanced-geometry svg:viewBox="0 0 21600 21600" draw:mirror-horizontal="false" draw:mirror-vertical="false" draw:type="rectangle" draw:enhanced-path="M 0 0 L 21600 0 21600 21600 0 21600 0 0 Z N"/>
        </draw:custom-shape>
        <draw:line draw:style-name="gr41" draw:text-style-name="P3" draw:layer="layout" svg:x1="10.924cm" svg:y1="3.963cm" svg:x2="10.93cm" svg:y2="27.846cm">
          <text:p/>
        </draw:line>
        <draw:custom-shape draw:style-name="gr42" draw:text-style-name="P6" draw:layer="layout" svg:width="0.345cm" svg:height="1.059cm" svg:x="10.753cm" svg:y="8.996cm">
          <text:p/>
          <draw:enhanced-geometry svg:viewBox="0 0 21600 21600" draw:type="rectangle" draw:enhanced-path="M 0 0 L 21600 0 21600 21600 0 21600 0 0 Z N"/>
        </draw:custom-shape>
        <draw:custom-shape draw:style-name="gr42" draw:text-style-name="P6" draw:layer="layout" svg:width="0.345cm" svg:height="1.059cm" svg:x="10.753cm" svg:y="10.895cm">
          <text:p/>
          <draw:enhanced-geometry svg:viewBox="0 0 21600 21600" draw:type="rectangle" draw:enhanced-path="M 0 0 L 21600 0 21600 21600 0 21600 0 0 Z N"/>
        </draw:custom-shape>
        <draw:custom-shape draw:style-name="gr42" draw:text-style-name="P6" draw:layer="layout" svg:width="0.345cm" svg:height="1.059cm" svg:x="10.753cm" svg:y="12.795cm">
          <text:p/>
          <draw:enhanced-geometry svg:viewBox="0 0 21600 21600" draw:type="rectangle" draw:enhanced-path="M 0 0 L 21600 0 21600 21600 0 21600 0 0 Z N"/>
        </draw:custom-shape>
        <draw:custom-shape draw:style-name="gr42" draw:text-style-name="P6" draw:layer="layout" svg:width="0.345cm" svg:height="1.059cm" svg:x="10.753cm" svg:y="14.694cm">
          <text:p/>
          <draw:enhanced-geometry svg:viewBox="0 0 21600 21600" draw:type="rectangle" draw:enhanced-path="M 0 0 L 21600 0 21600 21600 0 21600 0 0 Z N"/>
        </draw:custom-shape>
        <draw:custom-shape draw:style-name="gr42" draw:text-style-name="P6" draw:layer="layout" svg:width="0.345cm" svg:height="1.059cm" svg:x="10.753cm" svg:y="16.593cm">
          <text:p/>
          <draw:enhanced-geometry svg:viewBox="0 0 21600 21600" draw:type="rectangle" draw:enhanced-path="M 0 0 L 21600 0 21600 21600 0 21600 0 0 Z N"/>
        </draw:custom-shape>
        <draw:custom-shape draw:style-name="gr42" draw:text-style-name="P6" draw:layer="layout" svg:width="0.345cm" svg:height="1.059cm" svg:x="10.753cm" svg:y="18.492cm">
          <text:p/>
          <draw:enhanced-geometry svg:viewBox="0 0 21600 21600" draw:type="rectangle" draw:enhanced-path="M 0 0 L 21600 0 21600 21600 0 21600 0 0 Z N"/>
        </draw:custom-shape>
        <draw:custom-shape draw:style-name="gr42" draw:text-style-name="P6" draw:layer="layout" svg:width="0.345cm" svg:height="1.059cm" svg:x="10.753cm" svg:y="20.391cm">
          <text:p/>
          <draw:enhanced-geometry svg:viewBox="0 0 21600 21600" draw:type="rectangle" draw:enhanced-path="M 0 0 L 21600 0 21600 21600 0 21600 0 0 Z N"/>
        </draw:custom-shape>
        <draw:custom-shape draw:style-name="gr42" draw:text-style-name="P6" draw:layer="layout" svg:width="0.345cm" svg:height="1.059cm" svg:x="10.753cm" svg:y="22.291cm">
          <text:p/>
          <draw:enhanced-geometry svg:viewBox="0 0 21600 21600" draw:type="rectangle" draw:enhanced-path="M 0 0 L 21600 0 21600 21600 0 21600 0 0 Z N"/>
        </draw:custom-shape>
        <draw:custom-shape draw:style-name="gr42" draw:text-style-name="P6" draw:layer="layout" svg:width="0.345cm" svg:height="1.059cm" svg:x="10.753cm" svg:y="24.19cm">
          <text:p/>
          <draw:enhanced-geometry svg:viewBox="0 0 21600 21600" draw:type="rectangle" draw:enhanced-path="M 0 0 L 21600 0 21600 21600 0 21600 0 0 Z N"/>
        </draw:custom-shape>
        <draw:custom-shape draw:style-name="gr42" draw:text-style-name="P6" draw:layer="layout" svg:width="0.345cm" svg:height="1.059cm" svg:x="10.753cm" svg:y="26.087cm">
          <text:p/>
          <draw:enhanced-geometry svg:viewBox="0 0 21600 21600" draw:type="rectangle" draw:enhanced-path="M 0 0 L 21600 0 21600 21600 0 21600 0 0 Z N"/>
        </draw:custom-shape>
        <draw:custom-shape draw:style-name="gr42" draw:text-style-name="P6" draw:layer="layout" svg:width="0.345cm" svg:height="1.059cm" svg:x="10.737cm" svg:y="3.937cm">
          <text:p/>
          <draw:enhanced-geometry svg:viewBox="0 0 21600 21600" draw:type="rectangle" draw:enhanced-path="M 0 0 L 21600 0 21600 21600 0 21600 0 0 Z N"/>
        </draw:custom-shape>
        <draw:line draw:style-name="gr41" draw:text-style-name="P3" draw:layer="layout" svg:x1="9.499cm" svg:y1="8.567cm" svg:x2="10.91cm" svg:y2="8.567cm">
          <text:p/>
        </draw:line>
        <draw:custom-shape draw:style-name="gr5" draw:text-style-name="P4" draw:layer="layout" svg:width="0.145cm" svg:height="0.145cm" svg:x="10.836cm" svg:y="8.4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501cm" svg:y1="10.478cm" svg:x2="10.912cm" svg:y2="10.478cm">
          <text:p/>
        </draw:line>
        <draw:custom-shape draw:style-name="gr5" draw:text-style-name="P4" draw:layer="layout" svg:width="0.145cm" svg:height="0.145cm" svg:x="10.838cm" svg:y="10.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49cm" svg:y1="12.38cm" svg:x2="10.901cm" svg:y2="12.38cm">
          <text:p/>
        </draw:line>
        <draw:custom-shape draw:style-name="gr5" draw:text-style-name="P4" draw:layer="layout" svg:width="0.145cm" svg:height="0.145cm" svg:x="10.827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487cm" svg:y1="14.3cm" svg:x2="10.898cm" svg:y2="14.3cm">
          <text:p/>
        </draw:line>
        <draw:custom-shape draw:style-name="gr5" draw:text-style-name="P4" draw:layer="layout" svg:width="0.145cm" svg:height="0.145cm" svg:x="10.824cm" svg:y="1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498cm" svg:y1="16.169cm" svg:x2="10.909cm" svg:y2="16.169cm">
          <text:p/>
        </draw:line>
        <draw:custom-shape draw:style-name="gr5" draw:text-style-name="P4" draw:layer="layout" svg:width="0.145cm" svg:height="0.145cm" svg:x="10.835cm" svg:y="16.08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505cm" svg:y1="18.065cm" svg:x2="10.916cm" svg:y2="18.065cm">
          <text:p/>
        </draw:line>
        <draw:custom-shape draw:style-name="gr5" draw:text-style-name="P4" draw:layer="layout" svg:width="0.145cm" svg:height="0.145cm" svg:x="10.842cm" svg:y="17.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504cm" svg:y1="19.962cm" svg:x2="10.915cm" svg:y2="19.962cm">
          <text:p/>
        </draw:line>
        <draw:custom-shape draw:style-name="gr5" draw:text-style-name="P4" draw:layer="layout" svg:width="0.145cm" svg:height="0.145cm" svg:x="10.841cm" svg:y="19.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503cm" svg:y1="21.87cm" svg:x2="10.914cm" svg:y2="21.87cm">
          <text:p/>
        </draw:line>
        <draw:custom-shape draw:style-name="gr5" draw:text-style-name="P4" draw:layer="layout" svg:width="0.145cm" svg:height="0.145cm" svg:x="10.84cm" svg:y="21.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513cm" svg:y1="23.774cm" svg:x2="10.924cm" svg:y2="23.774cm">
          <text:p/>
        </draw:line>
        <draw:custom-shape draw:style-name="gr5" draw:text-style-name="P4" draw:layer="layout" svg:width="0.145cm" svg:height="0.145cm" svg:x="10.85cm" svg:y="23.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9.512cm" svg:y1="25.697cm" svg:x2="10.923cm" svg:y2="25.697cm">
          <text:p/>
        </draw:line>
        <draw:custom-shape draw:style-name="gr5" draw:text-style-name="P4" draw:layer="layout" svg:width="0.145cm" svg:height="0.145cm" svg:x="10.849cm" svg:y="25.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2" draw:layer="layout" svg:width="1.058cm" svg:height="0.436cm" svg:x="8.775cm" svg:y="8.36cm">
          <text:p/>
          <draw:enhanced-geometry svg:viewBox="0 0 21600 21600" draw:type="rectangle" draw:enhanced-path="M 0 0 L 21600 0 21600 21600 0 21600 0 0 Z N"/>
        </draw:custom-shape>
        <draw:custom-shape draw:style-name="gr43" draw:text-style-name="P12" draw:layer="layout" svg:width="1.058cm" svg:height="0.436cm" svg:x="8.775cm" svg:y="10.26cm">
          <text:p/>
          <draw:enhanced-geometry svg:viewBox="0 0 21600 21600" draw:type="rectangle" draw:enhanced-path="M 0 0 L 21600 0 21600 21600 0 21600 0 0 Z N"/>
        </draw:custom-shape>
        <draw:custom-shape draw:style-name="gr43" draw:text-style-name="P12" draw:layer="layout" svg:width="1.058cm" svg:height="0.436cm" svg:x="8.775cm" svg:y="12.159cm">
          <text:p/>
          <draw:enhanced-geometry svg:viewBox="0 0 21600 21600" draw:type="rectangle" draw:enhanced-path="M 0 0 L 21600 0 21600 21600 0 21600 0 0 Z N"/>
        </draw:custom-shape>
        <draw:custom-shape draw:style-name="gr43" draw:text-style-name="P12" draw:layer="layout" svg:width="1.058cm" svg:height="0.436cm" svg:x="8.775cm" svg:y="14.059cm">
          <text:p/>
          <draw:enhanced-geometry svg:viewBox="0 0 21600 21600" draw:type="rectangle" draw:enhanced-path="M 0 0 L 21600 0 21600 21600 0 21600 0 0 Z N"/>
        </draw:custom-shape>
        <draw:custom-shape draw:style-name="gr43" draw:text-style-name="P12" draw:layer="layout" svg:width="1.058cm" svg:height="0.436cm" svg:x="8.775cm" svg:y="15.959cm">
          <text:p/>
          <draw:enhanced-geometry svg:viewBox="0 0 21600 21600" draw:type="rectangle" draw:enhanced-path="M 0 0 L 21600 0 21600 21600 0 21600 0 0 Z N"/>
        </draw:custom-shape>
        <draw:custom-shape draw:style-name="gr43" draw:text-style-name="P12" draw:layer="layout" svg:width="1.058cm" svg:height="0.436cm" svg:x="8.775cm" svg:y="17.858cm">
          <text:p/>
          <draw:enhanced-geometry svg:viewBox="0 0 21600 21600" draw:type="rectangle" draw:enhanced-path="M 0 0 L 21600 0 21600 21600 0 21600 0 0 Z N"/>
        </draw:custom-shape>
        <draw:custom-shape draw:style-name="gr43" draw:text-style-name="P12" draw:layer="layout" svg:width="1.058cm" svg:height="0.436cm" svg:x="8.775cm" svg:y="19.758cm">
          <text:p/>
          <draw:enhanced-geometry svg:viewBox="0 0 21600 21600" draw:type="rectangle" draw:enhanced-path="M 0 0 L 21600 0 21600 21600 0 21600 0 0 Z N"/>
        </draw:custom-shape>
        <draw:custom-shape draw:style-name="gr43" draw:text-style-name="P12" draw:layer="layout" svg:width="1.058cm" svg:height="0.436cm" svg:x="8.775cm" svg:y="21.658cm">
          <text:p/>
          <draw:enhanced-geometry svg:viewBox="0 0 21600 21600" draw:mirror-vertical="false" draw:mirror-horizontal="false" draw:type="rectangle" draw:enhanced-path="M 0 0 L 21600 0 21600 21600 0 21600 0 0 Z N"/>
        </draw:custom-shape>
        <draw:custom-shape draw:style-name="gr43" draw:text-style-name="P12" draw:layer="layout" svg:width="1.058cm" svg:height="0.436cm" svg:x="8.775cm" svg:y="23.557cm">
          <text:p/>
          <draw:enhanced-geometry svg:viewBox="0 0 21600 21600" draw:type="rectangle" draw:enhanced-path="M 0 0 L 21600 0 21600 21600 0 21600 0 0 Z N"/>
        </draw:custom-shape>
        <draw:custom-shape draw:style-name="gr43" draw:text-style-name="P12" draw:layer="layout" svg:width="1.058cm" svg:height="0.436cm" svg:x="8.775cm" svg:y="25.455cm">
          <text:p/>
          <draw:enhanced-geometry svg:viewBox="0 0 21600 21600" draw:mirror-horizontal="false" draw:mirror-vertical="false" draw:type="rectangle" draw:enhanced-path="M 0 0 L 21600 0 21600 21600 0 21600 0 0 Z N"/>
        </draw:custom-shape>
        <draw:line draw:style-name="gr41" draw:text-style-name="P3" draw:layer="layout" svg:x1="14.37cm" svg:y1="4.423cm" svg:x2="14.376cm" svg:y2="28.306cm">
          <text:p/>
        </draw:line>
        <draw:custom-shape draw:style-name="gr42" draw:text-style-name="P6" draw:layer="layout" svg:width="0.345cm" svg:height="1.059cm" svg:x="14.199cm" svg:y="9.456cm">
          <text:p/>
          <draw:enhanced-geometry svg:viewBox="0 0 21600 21600" draw:type="rectangle" draw:enhanced-path="M 0 0 L 21600 0 21600 21600 0 21600 0 0 Z N"/>
        </draw:custom-shape>
        <draw:custom-shape draw:style-name="gr42" draw:text-style-name="P6" draw:layer="layout" svg:width="0.345cm" svg:height="1.059cm" svg:x="14.199cm" svg:y="11.355cm">
          <text:p/>
          <draw:enhanced-geometry svg:viewBox="0 0 21600 21600" draw:type="rectangle" draw:enhanced-path="M 0 0 L 21600 0 21600 21600 0 21600 0 0 Z N"/>
        </draw:custom-shape>
        <draw:custom-shape draw:style-name="gr42" draw:text-style-name="P6" draw:layer="layout" svg:width="0.345cm" svg:height="1.059cm" svg:x="14.199cm" svg:y="13.255cm">
          <text:p/>
          <draw:enhanced-geometry svg:viewBox="0 0 21600 21600" draw:type="rectangle" draw:enhanced-path="M 0 0 L 21600 0 21600 21600 0 21600 0 0 Z N"/>
        </draw:custom-shape>
        <draw:custom-shape draw:style-name="gr42" draw:text-style-name="P6" draw:layer="layout" svg:width="0.345cm" svg:height="1.059cm" svg:x="14.199cm" svg:y="15.154cm">
          <text:p/>
          <draw:enhanced-geometry svg:viewBox="0 0 21600 21600" draw:type="rectangle" draw:enhanced-path="M 0 0 L 21600 0 21600 21600 0 21600 0 0 Z N"/>
        </draw:custom-shape>
        <draw:custom-shape draw:style-name="gr42" draw:text-style-name="P6" draw:layer="layout" svg:width="0.345cm" svg:height="1.059cm" svg:x="14.199cm" svg:y="17.053cm">
          <text:p/>
          <draw:enhanced-geometry svg:viewBox="0 0 21600 21600" draw:type="rectangle" draw:enhanced-path="M 0 0 L 21600 0 21600 21600 0 21600 0 0 Z N"/>
        </draw:custom-shape>
        <draw:custom-shape draw:style-name="gr42" draw:text-style-name="P6" draw:layer="layout" svg:width="0.345cm" svg:height="1.059cm" svg:x="14.199cm" svg:y="18.952cm">
          <text:p/>
          <draw:enhanced-geometry svg:viewBox="0 0 21600 21600" draw:type="rectangle" draw:enhanced-path="M 0 0 L 21600 0 21600 21600 0 21600 0 0 Z N"/>
        </draw:custom-shape>
        <draw:custom-shape draw:style-name="gr42" draw:text-style-name="P6" draw:layer="layout" svg:width="0.345cm" svg:height="1.059cm" svg:x="14.199cm" svg:y="20.851cm">
          <text:p/>
          <draw:enhanced-geometry svg:viewBox="0 0 21600 21600" draw:type="rectangle" draw:enhanced-path="M 0 0 L 21600 0 21600 21600 0 21600 0 0 Z N"/>
        </draw:custom-shape>
        <draw:custom-shape draw:style-name="gr42" draw:text-style-name="P6" draw:layer="layout" svg:width="0.345cm" svg:height="1.059cm" svg:x="14.199cm" svg:y="22.751cm">
          <text:p/>
          <draw:enhanced-geometry svg:viewBox="0 0 21600 21600" draw:type="rectangle" draw:enhanced-path="M 0 0 L 21600 0 21600 21600 0 21600 0 0 Z N"/>
        </draw:custom-shape>
        <draw:custom-shape draw:style-name="gr42" draw:text-style-name="P6" draw:layer="layout" svg:width="0.345cm" svg:height="1.059cm" svg:x="14.199cm" svg:y="24.65cm">
          <text:p/>
          <draw:enhanced-geometry svg:viewBox="0 0 21600 21600" draw:type="rectangle" draw:enhanced-path="M 0 0 L 21600 0 21600 21600 0 21600 0 0 Z N"/>
        </draw:custom-shape>
        <draw:custom-shape draw:style-name="gr42" draw:text-style-name="P6" draw:layer="layout" svg:width="0.345cm" svg:height="1.059cm" svg:x="14.199cm" svg:y="26.547cm">
          <text:p/>
          <draw:enhanced-geometry svg:viewBox="0 0 21600 21600" draw:type="rectangle" draw:enhanced-path="M 0 0 L 21600 0 21600 21600 0 21600 0 0 Z N"/>
        </draw:custom-shape>
        <draw:custom-shape draw:style-name="gr42" draw:text-style-name="P6" draw:layer="layout" svg:width="0.345cm" svg:height="1.059cm" svg:x="14.199cm" svg:y="4.117cm">
          <text:p/>
          <draw:enhanced-geometry svg:viewBox="0 0 21600 21600" draw:type="rectangle" draw:enhanced-path="M 0 0 L 21600 0 21600 21600 0 21600 0 0 Z N"/>
        </draw:custom-shape>
        <draw:line draw:style-name="gr41" draw:text-style-name="P3" draw:layer="layout" svg:x1="12.945cm" svg:y1="9.027cm" svg:x2="14.356cm" svg:y2="9.027cm">
          <text:p/>
        </draw:line>
        <draw:custom-shape draw:style-name="gr5" draw:text-style-name="P4" draw:layer="layout" svg:width="0.145cm" svg:height="0.145cm" svg:x="14.282cm" svg:y="8.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47cm" svg:y1="10.938cm" svg:x2="14.358cm" svg:y2="10.938cm">
          <text:p/>
        </draw:line>
        <draw:custom-shape draw:style-name="gr5" draw:text-style-name="P4" draw:layer="layout" svg:width="0.145cm" svg:height="0.145cm" svg:x="14.284cm" svg:y="10.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36cm" svg:y1="12.84cm" svg:x2="14.347cm" svg:y2="12.84cm">
          <text:p/>
        </draw:line>
        <draw:custom-shape draw:style-name="gr5" draw:text-style-name="P4" draw:layer="layout" svg:width="0.145cm" svg:height="0.145cm" svg:x="14.273cm" svg:y="1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33cm" svg:y1="14.76cm" svg:x2="14.344cm" svg:y2="14.76cm">
          <text:p/>
        </draw:line>
        <draw:custom-shape draw:style-name="gr5" draw:text-style-name="P4" draw:layer="layout" svg:width="0.145cm" svg:height="0.145cm" svg:x="14.27cm" svg:y="1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44cm" svg:y1="16.629cm" svg:x2="14.355cm" svg:y2="16.629cm">
          <text:p/>
        </draw:line>
        <draw:custom-shape draw:style-name="gr5" draw:text-style-name="P4" draw:layer="layout" svg:width="0.145cm" svg:height="0.145cm" svg:x="14.281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51cm" svg:y1="18.525cm" svg:x2="14.362cm" svg:y2="18.525cm">
          <text:p/>
        </draw:line>
        <draw:custom-shape draw:style-name="gr5" draw:text-style-name="P4" draw:layer="layout" svg:width="0.145cm" svg:height="0.145cm" svg:x="14.288cm" svg:y="18.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5cm" svg:y1="20.422cm" svg:x2="14.361cm" svg:y2="20.422cm">
          <text:p/>
        </draw:line>
        <draw:custom-shape draw:style-name="gr5" draw:text-style-name="P4" draw:layer="layout" svg:width="0.145cm" svg:height="0.145cm" svg:x="14.287cm" svg:y="20.3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49cm" svg:y1="22.33cm" svg:x2="14.36cm" svg:y2="22.33cm">
          <text:p/>
        </draw:line>
        <draw:custom-shape draw:style-name="gr5" draw:text-style-name="P4" draw:layer="layout" svg:width="0.145cm" svg:height="0.145cm" svg:x="14.286cm" svg:y="2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59cm" svg:y1="24.234cm" svg:x2="14.37cm" svg:y2="24.234cm">
          <text:p/>
        </draw:line>
        <draw:custom-shape draw:style-name="gr5" draw:text-style-name="P4" draw:layer="layout" svg:width="0.145cm" svg:height="0.145cm" svg:x="14.296cm" svg:y="24.1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3" draw:layer="layout" svg:x1="12.958cm" svg:y1="26.157cm" svg:x2="14.369cm" svg:y2="26.157cm">
          <text:p/>
        </draw:line>
        <draw:custom-shape draw:style-name="gr5" draw:text-style-name="P4" draw:layer="layout" svg:width="0.145cm" svg:height="0.145cm" svg:x="14.295cm" svg:y="26.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12" draw:layer="layout" svg:width="1.058cm" svg:height="0.436cm" svg:x="12.221cm" svg:y="8.82cm">
          <text:p/>
          <draw:enhanced-geometry svg:viewBox="0 0 21600 21600" draw:type="rectangle" draw:enhanced-path="M 0 0 L 21600 0 21600 21600 0 21600 0 0 Z N"/>
        </draw:custom-shape>
        <draw:custom-shape draw:style-name="gr43" draw:text-style-name="P12" draw:layer="layout" svg:width="1.058cm" svg:height="0.436cm" svg:x="12.221cm" svg:y="10.72cm">
          <text:p/>
          <draw:enhanced-geometry svg:viewBox="0 0 21600 21600" draw:type="rectangle" draw:enhanced-path="M 0 0 L 21600 0 21600 21600 0 21600 0 0 Z N"/>
        </draw:custom-shape>
        <draw:custom-shape draw:style-name="gr43" draw:text-style-name="P12" draw:layer="layout" svg:width="1.058cm" svg:height="0.436cm" svg:x="12.221cm" svg:y="12.619cm">
          <text:p/>
          <draw:enhanced-geometry svg:viewBox="0 0 21600 21600" draw:type="rectangle" draw:enhanced-path="M 0 0 L 21600 0 21600 21600 0 21600 0 0 Z N"/>
        </draw:custom-shape>
        <draw:custom-shape draw:style-name="gr43" draw:text-style-name="P12" draw:layer="layout" svg:width="1.058cm" svg:height="0.436cm" svg:x="12.221cm" svg:y="14.519cm">
          <text:p/>
          <draw:enhanced-geometry svg:viewBox="0 0 21600 21600" draw:type="rectangle" draw:enhanced-path="M 0 0 L 21600 0 21600 21600 0 21600 0 0 Z N"/>
        </draw:custom-shape>
        <draw:custom-shape draw:style-name="gr43" draw:text-style-name="P12" draw:layer="layout" svg:width="1.058cm" svg:height="0.436cm" svg:x="12.221cm" svg:y="16.419cm">
          <text:p/>
          <draw:enhanced-geometry svg:viewBox="0 0 21600 21600" draw:type="rectangle" draw:enhanced-path="M 0 0 L 21600 0 21600 21600 0 21600 0 0 Z N"/>
        </draw:custom-shape>
        <draw:custom-shape draw:style-name="gr43" draw:text-style-name="P12" draw:layer="layout" svg:width="1.058cm" svg:height="0.436cm" svg:x="12.221cm" svg:y="18.318cm">
          <text:p/>
          <draw:enhanced-geometry svg:viewBox="0 0 21600 21600" draw:type="rectangle" draw:enhanced-path="M 0 0 L 21600 0 21600 21600 0 21600 0 0 Z N"/>
        </draw:custom-shape>
        <draw:custom-shape draw:style-name="gr43" draw:text-style-name="P12" draw:layer="layout" svg:width="1.058cm" svg:height="0.436cm" svg:x="12.221cm" svg:y="20.218cm">
          <text:p/>
          <draw:enhanced-geometry svg:viewBox="0 0 21600 21600" draw:type="rectangle" draw:enhanced-path="M 0 0 L 21600 0 21600 21600 0 21600 0 0 Z N"/>
        </draw:custom-shape>
        <draw:custom-shape draw:style-name="gr43" draw:text-style-name="P12" draw:layer="layout" svg:width="1.058cm" svg:height="0.436cm" svg:x="12.221cm" svg:y="22.118cm">
          <text:p/>
          <draw:enhanced-geometry svg:viewBox="0 0 21600 21600" draw:mirror-vertical="false" draw:mirror-horizontal="false" draw:type="rectangle" draw:enhanced-path="M 0 0 L 21600 0 21600 21600 0 21600 0 0 Z N"/>
        </draw:custom-shape>
        <draw:custom-shape draw:style-name="gr43" draw:text-style-name="P12" draw:layer="layout" svg:width="1.058cm" svg:height="0.436cm" svg:x="12.221cm" svg:y="24.017cm">
          <text:p/>
          <draw:enhanced-geometry svg:viewBox="0 0 21600 21600" draw:type="rectangle" draw:enhanced-path="M 0 0 L 21600 0 21600 21600 0 21600 0 0 Z N"/>
        </draw:custom-shape>
        <draw:custom-shape draw:style-name="gr43" draw:text-style-name="P12" draw:layer="layout" svg:width="1.058cm" svg:height="0.436cm" svg:x="12.221cm" svg:y="25.915cm">
          <text:p/>
          <draw:enhanced-geometry svg:viewBox="0 0 21600 21600" draw:mirror-horizontal="false" draw:mirror-vertical="false" draw:type="rectangle" draw:enhanced-path="M 0 0 L 21600 0 21600 21600 0 21600 0 0 Z N"/>
        </draw:custom-shape>
        <draw:line draw:style-name="gr40" draw:text-style-name="P3" draw:layer="layout" svg:x1="4.03cm" svg:y1="26.871cm" svg:x2="4.049cm" svg:y2="28.633cm">
          <text:p/>
        </draw:line>
        <draw:line draw:style-name="gr40" draw:text-style-name="P3" draw:layer="measurelines" svg:x1="7.457cm" svg:y1="27.233cm" svg:x2="7.457cm" svg:y2="28.583cm">
          <text:p/>
        </draw:line>
        <draw:line draw:style-name="gr40" draw:text-style-name="P3" draw:layer="measurelines" svg:x1="10.924cm" svg:y1="27.686cm" svg:x2="10.924cm" svg:y2="28.633cm">
          <text:p/>
        </draw:line>
        <draw:line draw:style-name="gr40" draw:text-style-name="P3" draw:layer="measurelines" svg:x1="14.376cm" svg:y1="27.969cm" svg:x2="14.376cm" svg:y2="28.558cm">
          <text:p/>
        </draw:line>
        <draw:line draw:style-name="gr40" draw:text-style-name="P3" draw:layer="measurelines" svg:x1="3.999cm" svg:y1="28.608cm" svg:x2="17.608cm" svg:y2="28.589cm">
          <text:p/>
        </draw:line>
        <draw:custom-shape draw:style-name="gr42" draw:text-style-name="P14" draw:layer="measurelines" svg:width="0.345cm" svg:height="1.059cm" draw:transform="rotate (1.58336269740926) translate (1.668cm 1.485cm)">
          <text:p/>
          <draw:enhanced-geometry svg:viewBox="0 0 21600 21600" draw:mirror-horizontal="false" draw:mirror-vertical="false" draw:type="rectangle" draw:enhanced-path="M 0 0 L 21600 0 21600 21600 0 21600 0 0 Z N"/>
        </draw:custom-shape>
        <draw:frame draw:style-name="gr49" draw:text-style-name="P7" draw:layer="measurelines" svg:width="1.78cm" svg:height="0.598cm" svg:x="2.698cm" svg:y="1cm">
          <draw:text-box>
            <text:p><text:span text:style-name="T6">Resistor</text:span></text:p>
          </draw:text-box>
        </draw:frame>
        <draw:frame draw:style-name="gr50" draw:text-style-name="P7" draw:layer="measurelines" svg:width="2.718cm" svg:height="0.685cm" svg:x="5.723cm" svg:y="1cm">
          <draw:text-box>
            <text:p><text:span text:style-name="T6">Hall effect switch</text:span></text:p>
          </draw:text-box>
        </draw:frame>
        <draw:frame draw:style-name="gr51" draw:text-style-name="P16" draw:layer="layout" svg:width="1.37cm" svg:height="0.683cm" svg:x="12.439cm" svg:y="25.272cm">
          <draw:text-box>
            <text:p text:style-name="P15"><text:span text:style-name="T7">0mm</text:span></text:p>
          </draw:text-box>
        </draw:frame>
        <draw:frame draw:style-name="gr52" draw:text-style-name="P17" draw:layer="layout" svg:width="1.586cm" svg:height="0.683cm" svg:x="8.757cm" svg:y="24.866cm">
          <draw:text-box>
            <text:p><text:span text:style-name="T7">25mm</text:span></text:p>
          </draw:text-box>
        </draw:frame>
        <draw:frame draw:style-name="gr52" draw:text-style-name="P17" draw:layer="layout" svg:width="1.586cm" svg:height="0.683cm" svg:x="5.282cm" svg:y="24.424cm">
          <draw:text-box>
            <text:p><text:span text:style-name="T7">50mm</text:span></text:p>
          </draw:text-box>
        </draw:frame>
        <draw:frame draw:style-name="gr52" draw:text-style-name="P17" draw:layer="layout" svg:width="1.586cm" svg:height="0.683cm" svg:x="1.975cm" svg:y="23.882cm">
          <draw:text-box>
            <text:p><text:span text:style-name="T7">75mm</text:span></text:p>
          </draw:text-box>
        </draw:frame>
        <draw:frame draw:style-name="gr53" draw:text-style-name="P17" draw:layer="layout" svg:width="2.052cm" svg:height="1.199cm" svg:x="8.531cm" svg:y="22.906cm">
          <draw:text-box>
            <text:p><text:span text:style-name="T7">125mm</text:span></text:p>
          </draw:text-box>
        </draw:frame>
        <draw:frame draw:style-name="gr54" draw:text-style-name="P17" draw:layer="layout" svg:width="2.01cm" svg:height="0.743cm" svg:x="5.149cm" svg:y="22.495cm">
          <draw:text-box>
            <text:p><text:span text:style-name="T7">150mm</text:span></text:p>
          </draw:text-box>
        </draw:frame>
        <draw:frame draw:style-name="gr55" draw:text-style-name="P17" draw:layer="layout" svg:width="1.802cm" svg:height="0.683cm" svg:x="1.863cm" svg:y="21.953cm">
          <draw:text-box>
            <text:p><text:span text:style-name="T7">175mm</text:span></text:p>
          </draw:text-box>
        </draw:frame>
        <draw:frame draw:style-name="gr55" draw:text-style-name="P16" draw:layer="layout" svg:width="1.802cm" svg:height="0.683cm" svg:x="12.007cm" svg:y="23.427cm">
          <draw:text-box>
            <text:p text:style-name="P15"><text:span text:style-name="T7">100mm</text:span></text:p>
          </draw:text-box>
        </draw:frame>
        <draw:frame draw:style-name="gr55" draw:text-style-name="P16" draw:layer="layout" svg:width="1.802cm" svg:height="0.683cm" svg:x="12.007cm" svg:y="21.393cm">
          <draw:text-box>
            <text:p text:style-name="P15"><text:span text:style-name="T7">200mm</text:span></text:p>
          </draw:text-box>
        </draw:frame>
        <draw:frame draw:style-name="gr55" draw:text-style-name="P17" draw:layer="layout" svg:width="1.802cm" svg:height="0.683cm" svg:x="8.541cm" svg:y="20.987cm">
          <draw:text-box>
            <text:p><text:span text:style-name="T7">225mm</text:span></text:p>
          </draw:text-box>
        </draw:frame>
        <draw:frame draw:style-name="gr55" draw:text-style-name="P17" draw:layer="layout" svg:width="1.802cm" svg:height="0.683cm" svg:x="5.066cm" svg:y="20.445cm">
          <draw:text-box>
            <text:p><text:span text:style-name="T7">250mm</text:span></text:p>
          </draw:text-box>
        </draw:frame>
        <draw:frame draw:style-name="gr55" draw:text-style-name="P17" draw:layer="layout" svg:width="1.802cm" svg:height="0.683cm" svg:x="1.759cm" svg:y="20.103cm">
          <draw:text-box>
            <text:p><text:span text:style-name="T7">275mm</text:span></text:p>
          </draw:text-box>
        </draw:frame>
        <draw:frame draw:style-name="gr55" draw:text-style-name="P17" draw:layer="layout" svg:width="1.802cm" svg:height="0.683cm" svg:x="8.541cm" svg:y="19.058cm">
          <draw:text-box>
            <text:p><text:span text:style-name="T7">325mm</text:span></text:p>
          </draw:text-box>
        </draw:frame>
        <draw:frame draw:style-name="gr55" draw:text-style-name="P17" draw:layer="layout" svg:width="1.802cm" svg:height="0.683cm" svg:x="5.066cm" svg:y="18.616cm">
          <draw:text-box>
            <text:p><text:span text:style-name="T7">350mm</text:span></text:p>
          </draw:text-box>
        </draw:frame>
        <draw:frame draw:style-name="gr55" draw:text-style-name="P17" draw:layer="layout" svg:width="1.802cm" svg:height="0.683cm" svg:x="1.759cm" svg:y="18.174cm">
          <draw:text-box>
            <text:p><text:span text:style-name="T7">375mm</text:span></text:p>
          </draw:text-box>
        </draw:frame>
        <draw:frame draw:style-name="gr55" draw:text-style-name="P16" draw:layer="layout" svg:width="1.802cm" svg:height="0.683cm" svg:x="12.007cm" svg:y="19.548cm">
          <draw:text-box>
            <text:p text:style-name="P15"><text:span text:style-name="T7">300mm</text:span></text:p>
          </draw:text-box>
        </draw:frame>
        <draw:frame draw:style-name="gr55" draw:text-style-name="P17" draw:layer="layout" svg:width="1.802cm" svg:height="0.683cm" svg:x="12.109cm" svg:y="17.715cm">
          <draw:text-box>
            <text:p><text:span text:style-name="T7">400mm</text:span></text:p>
          </draw:text-box>
        </draw:frame>
        <draw:frame draw:style-name="gr55" draw:text-style-name="P17" draw:layer="layout" svg:width="1.802cm" svg:height="0.683cm" svg:x="8.541cm" svg:y="17.209cm">
          <draw:text-box>
            <text:p><text:span text:style-name="T7">425mm</text:span></text:p>
          </draw:text-box>
        </draw:frame>
        <draw:frame draw:style-name="gr55" draw:text-style-name="P17" draw:layer="layout" svg:width="1.802cm" svg:height="0.683cm" svg:x="5.066cm" svg:y="16.767cm">
          <draw:text-box>
            <text:p><text:span text:style-name="T7">450mm</text:span></text:p>
          </draw:text-box>
        </draw:frame>
        <draw:frame draw:style-name="gr55" draw:text-style-name="P17" draw:layer="layout" svg:width="1.802cm" svg:height="0.683cm" svg:x="1.78cm" svg:y="16.225cm">
          <draw:text-box>
            <text:p><text:span text:style-name="T7">475mm</text:span></text:p>
          </draw:text-box>
        </draw:frame>
        <draw:frame draw:style-name="gr55" draw:text-style-name="P17" draw:layer="layout" svg:width="1.802cm" svg:height="0.683cm" svg:x="8.541cm" svg:y="15.28cm">
          <draw:text-box>
            <text:p><text:span text:style-name="T7">525mm</text:span></text:p>
          </draw:text-box>
        </draw:frame>
        <draw:frame draw:style-name="gr55" draw:text-style-name="P17" draw:layer="layout" svg:width="1.802cm" svg:height="0.683cm" svg:x="5.066cm" svg:y="14.838cm">
          <draw:text-box>
            <text:p><text:span text:style-name="T7">550mm</text:span></text:p>
          </draw:text-box>
        </draw:frame>
        <draw:frame draw:style-name="gr55" draw:text-style-name="P17" draw:layer="layout" svg:width="1.802cm" svg:height="0.683cm" svg:x="1.759cm" svg:y="14.396cm">
          <draw:text-box>
            <text:p><text:span text:style-name="T7">575mm</text:span></text:p>
          </draw:text-box>
        </draw:frame>
        <draw:frame draw:style-name="gr55" draw:text-style-name="P16" draw:layer="layout" svg:width="1.802cm" svg:height="0.683cm" svg:x="12.007cm" svg:y="15.87cm">
          <draw:text-box>
            <text:p text:style-name="P15"><text:span text:style-name="T7">500mm</text:span></text:p>
          </draw:text-box>
        </draw:frame>
        <draw:frame draw:style-name="gr55" draw:text-style-name="P16" draw:layer="layout" svg:width="1.802cm" svg:height="0.683cm" svg:x="12.007cm" svg:y="13.936cm">
          <draw:text-box>
            <text:p text:style-name="P15"><text:span text:style-name="T7">600mm</text:span></text:p>
          </draw:text-box>
        </draw:frame>
        <draw:frame draw:style-name="gr55" draw:text-style-name="P17" draw:layer="layout" svg:width="1.802cm" svg:height="0.683cm" svg:x="8.541cm" svg:y="13.43cm">
          <draw:text-box>
            <text:p><text:span text:style-name="T7">625mm</text:span></text:p>
          </draw:text-box>
        </draw:frame>
        <draw:frame draw:style-name="gr55" draw:text-style-name="P17" draw:layer="layout" svg:width="1.802cm" svg:height="0.683cm" svg:x="5.066cm" svg:y="12.988cm">
          <draw:text-box>
            <text:p><text:span text:style-name="T7">650mm</text:span></text:p>
          </draw:text-box>
        </draw:frame>
        <draw:frame draw:style-name="gr55" draw:text-style-name="P17" draw:layer="layout" svg:width="1.802cm" svg:height="0.683cm" svg:x="1.759cm" svg:y="12.446cm">
          <draw:text-box>
            <text:p><text:span text:style-name="T7">675mm</text:span></text:p>
          </draw:text-box>
        </draw:frame>
        <draw:frame draw:style-name="gr55" draw:text-style-name="P17" draw:layer="layout" svg:width="1.802cm" svg:height="0.683cm" svg:x="8.541cm" svg:y="11.501cm">
          <draw:text-box>
            <text:p><text:span text:style-name="T7">725mm</text:span></text:p>
          </draw:text-box>
        </draw:frame>
        <draw:frame draw:style-name="gr55" draw:text-style-name="P17" draw:layer="layout" svg:width="1.802cm" svg:height="0.683cm" svg:x="5.066cm" svg:y="11.059cm">
          <draw:text-box>
            <text:p><text:span text:style-name="T7">750mm</text:span></text:p>
          </draw:text-box>
        </draw:frame>
        <draw:frame draw:style-name="gr55" draw:text-style-name="P17" draw:layer="layout" svg:width="1.802cm" svg:height="0.683cm" svg:x="1.759cm" svg:y="10.517cm">
          <draw:text-box>
            <text:p><text:span text:style-name="T7">775mm</text:span></text:p>
          </draw:text-box>
        </draw:frame>
        <draw:frame draw:style-name="gr55" draw:text-style-name="P16" draw:layer="layout" svg:width="1.802cm" svg:height="0.683cm" svg:x="12.007cm" svg:y="11.991cm">
          <draw:text-box>
            <text:p text:style-name="P15"><text:span text:style-name="T7">700mm</text:span></text:p>
          </draw:text-box>
        </draw:frame>
        <draw:frame draw:style-name="gr55" draw:text-style-name="P16" draw:layer="layout" svg:width="1.802cm" svg:height="0.683cm" svg:x="12.007cm" svg:y="10.151cm">
          <draw:text-box>
            <text:p text:style-name="P15"><text:span text:style-name="T7">800mm</text:span></text:p>
          </draw:text-box>
        </draw:frame>
        <draw:frame draw:style-name="gr55" draw:text-style-name="P17" draw:layer="layout" svg:width="1.802cm" svg:height="0.683cm" svg:x="8.541cm" svg:y="9.645cm">
          <draw:text-box>
            <text:p><text:span text:style-name="T7">825mm</text:span></text:p>
          </draw:text-box>
        </draw:frame>
        <draw:frame draw:style-name="gr55" draw:text-style-name="P17" draw:layer="layout" svg:width="1.802cm" svg:height="0.683cm" svg:x="5.066cm" svg:y="9.203cm">
          <draw:text-box>
            <text:p><text:span text:style-name="T7">850mm</text:span></text:p>
          </draw:text-box>
        </draw:frame>
        <draw:frame draw:style-name="gr55" draw:text-style-name="P17" draw:layer="layout" svg:width="1.802cm" svg:height="0.683cm" svg:x="1.759cm" svg:y="8.761cm">
          <draw:text-box>
            <text:p><text:span text:style-name="T7">875mm</text:span></text:p>
          </draw:text-box>
        </draw:frame>
        <draw:frame draw:style-name="gr55" draw:text-style-name="P17" draw:layer="layout" svg:width="1.802cm" svg:height="0.683cm" svg:x="8.541cm" svg:y="7.816cm">
          <draw:text-box>
            <text:p><text:span text:style-name="T7">925mm</text:span></text:p>
          </draw:text-box>
        </draw:frame>
        <draw:frame draw:style-name="gr55" draw:text-style-name="P17" draw:layer="layout" svg:width="1.802cm" svg:height="0.683cm" svg:x="5.066cm" svg:y="7.274cm">
          <draw:text-box>
            <text:p><text:span text:style-name="T7">950mm</text:span></text:p>
          </draw:text-box>
        </draw:frame>
        <draw:frame draw:style-name="gr55" draw:text-style-name="P17" draw:layer="layout" svg:width="1.802cm" svg:height="0.683cm" svg:x="1.759cm" svg:y="6.832cm">
          <draw:text-box>
            <text:p><text:span text:style-name="T7">975mm</text:span></text:p>
          </draw:text-box>
        </draw:frame>
        <draw:frame draw:style-name="gr55" draw:text-style-name="P16" draw:layer="layout" svg:width="1.802cm" svg:height="0.683cm" svg:x="12.007cm" svg:y="8.206cm">
          <draw:text-box>
            <text:p text:style-name="P15"><text:span text:style-name="T7">900mm</text:span></text:p>
          </draw:text-box>
        </draw:frame>
        <draw:frame draw:style-name="gr56" draw:text-style-name="P18" draw:layer="layout" svg:width="0.951cm" svg:height="0.725cm" svg:x="14.773cm" svg:y="4.182cm">
          <draw:text-box>
            <text:p text:style-name="P15"><text:span text:style-name="T3">1k</text:span></text:p>
          </draw:text-box>
        </draw:frame>
        <draw:frame draw:style-name="gr56" draw:text-style-name="P18" draw:layer="layout" svg:width="0.951cm" svg:height="0.725cm" svg:x="15.481cm" svg:y="9.665cm">
          <draw:text-box>
            <text:p text:style-name="P15"><text:span text:style-name="T3">1k</text:span></text:p>
          </draw:text-box>
        </draw:frame>
        <draw:frame draw:style-name="gr57" draw:text-style-name="P18" draw:layer="layout" svg:width="1.188cm" svg:height="0.725cm" svg:x="15.244cm" svg:y="11.658cm">
          <draw:text-box>
            <text:p text:style-name="P15"><text:span text:style-name="T3">2k2</text:span></text:p>
          </draw:text-box>
        </draw:frame>
        <draw:frame draw:style-name="gr57" draw:text-style-name="P18" draw:layer="layout" svg:width="1.188cm" svg:height="0.725cm" svg:x="15.244cm" svg:y="13.589cm">
          <draw:text-box>
            <text:p text:style-name="P15"><text:span text:style-name="T3">2k2</text:span></text:p>
          </draw:text-box>
        </draw:frame>
        <draw:frame draw:style-name="gr57" draw:text-style-name="P18" draw:layer="layout" svg:width="1.188cm" svg:height="0.725cm" svg:x="15.244cm" svg:y="15.364cm">
          <draw:text-box>
            <text:p text:style-name="P15"><text:span text:style-name="T3">3k3</text:span></text:p>
          </draw:text-box>
        </draw:frame>
        <draw:frame draw:style-name="gr57" draw:text-style-name="P18" draw:layer="layout" svg:width="1.188cm" svg:height="0.725cm" svg:x="15.244cm" svg:y="17.201cm">
          <draw:text-box>
            <text:p text:style-name="P15"><text:span text:style-name="T3">3k3</text:span></text:p>
          </draw:text-box>
        </draw:frame>
        <draw:frame draw:style-name="gr57" draw:text-style-name="P18" draw:layer="layout" svg:width="1.188cm" svg:height="0.725cm" svg:x="15.244cm" svg:y="19.101cm">
          <draw:text-box>
            <text:p text:style-name="P15"><text:span text:style-name="T3">4k7</text:span></text:p>
          </draw:text-box>
        </draw:frame>
        <draw:frame draw:style-name="gr57" draw:text-style-name="P18" draw:layer="layout" svg:width="1.188cm" svg:height="0.725cm" svg:x="15.244cm" svg:y="21.032cm">
          <draw:text-box>
            <text:p text:style-name="P15"><text:span text:style-name="T3">10k</text:span></text:p>
          </draw:text-box>
        </draw:frame>
        <draw:frame draw:style-name="gr57" draw:text-style-name="P18" draw:layer="layout" svg:width="1.188cm" svg:height="0.725cm" svg:x="15.244cm" svg:y="22.963cm">
          <draw:text-box>
            <text:p text:style-name="P15"><text:span text:style-name="T3">22k</text:span></text:p>
          </draw:text-box>
        </draw:frame>
        <draw:frame draw:style-name="gr57" draw:text-style-name="P18" draw:layer="layout" svg:width="1.188cm" svg:height="0.725cm" svg:x="15.244cm" svg:y="24.738cm">
          <draw:text-box>
            <text:p text:style-name="P15"><text:span text:style-name="T3">33k</text:span></text:p>
          </draw:text-box>
        </draw:frame>
        <draw:frame draw:style-name="gr57" draw:text-style-name="P18" draw:layer="layout" svg:width="1.188cm" svg:height="0.725cm" svg:x="15.244cm" svg:y="26.7cm">
          <draw:text-box>
            <text:p text:style-name="P15"><text:span text:style-name="T3">47k</text:span></text:p>
          </draw:text-box>
        </draw:frame>
        <draw:line draw:style-name="gr40" draw:text-style-name="P3" draw:layer="layout" svg:x1="7.496cm" svg:y1="3.037cm" svg:x2="7.496cm" svg:y2="3.626cm">
          <text:p/>
        </draw:line>
        <draw:line draw:style-name="gr40" draw:text-style-name="P3" draw:layer="layout" svg:x1="3.967cm" svg:y1="3.084cm" svg:x2="17.024cm" svg:y2="3.056cm">
          <text:p/>
        </draw:line>
        <draw:line draw:style-name="gr40" draw:text-style-name="P3" draw:layer="layout" svg:x1="4.014cm" svg:y1="5.652cm" svg:x2="18.961cm" svg:y2="5.674cm">
          <text:p/>
        </draw:line>
        <draw:line draw:style-name="gr40" draw:text-style-name="P3" draw:layer="layout" svg:x1="7.46cm" svg:y1="6.286cm" svg:x2="18.979cm" svg:y2="6.296cm">
          <text:p/>
        </draw:line>
        <draw:line draw:style-name="gr40" draw:text-style-name="P3" draw:layer="layout" svg:x1="10.916cm" svg:y1="6.861cm" svg:x2="18.996cm" svg:y2="6.83cm">
          <text:p/>
        </draw:line>
        <draw:line draw:style-name="gr40" draw:text-style-name="P3" draw:layer="layout" svg:x1="14.37cm" svg:y1="7.344cm" svg:x2="19.014cm" svg:y2="7.328cm">
          <text:p/>
        </draw:line>
        <draw:line draw:style-name="gr40" draw:text-style-name="P3" draw:layer="layout" svg:x1="17.67cm" svg:y1="8.06cm" svg:x2="17.59cm" svg:y2="28.617cm">
          <text:p/>
        </draw:line>
        <draw:line draw:style-name="gr40" draw:text-style-name="P3" draw:layer="layout" svg:x1="17.624cm" svg:y1="8.045cm" svg:x2="19.05cm" svg:y2="8.022cm">
          <text:p/>
        </draw:line>
        <draw:line draw:style-name="gr40" draw:text-style-name="P3" draw:layer="layout" svg:x1="16.979cm" svg:y1="1.132cm" svg:x2="17.033cm" svg:y2="4.821cm">
          <text:p/>
        </draw:line>
        <draw:custom-shape draw:style-name="gr42" draw:text-style-name="P6" draw:layer="layout" svg:width="0.345cm" svg:height="1.059cm" svg:x="16.825cm" svg:y="1.468cm">
          <text:p/>
          <draw:enhanced-geometry svg:viewBox="0 0 21600 21600" draw:type="rectangle" draw:enhanced-path="M 0 0 L 21600 0 21600 21600 0 21600 0 0 Z N"/>
        </draw:custom-shape>
        <draw:line draw:style-name="gr40" draw:text-style-name="P3" draw:layer="layout" svg:x1="14.283cm" svg:y1="1.192cm" svg:x2="18.979cm" svg:y2="1.192cm">
          <text:p/>
        </draw:line>
        <draw:custom-shape draw:style-name="gr5" draw:text-style-name="P4" draw:layer="layout" svg:width="0.145cm" svg:height="0.145cm" svg:x="14.302cm" svg:y="7.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0.856cm" svg:y="6.8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7.419cm" svg:y="6.2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3.943cm" svg:y="5.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6.967cm" svg:y="4.7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4" draw:layer="layout" svg:width="0.145cm" svg:height="0.145cm" svg:x="14.292cm" svg:y="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0.845cm" svg:y="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6.911cm" svg:y="1.1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16.941cm" svg:y="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145cm" svg:height="0.145cm" svg:x="7.419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4" draw:layer="layout" svg:width="0.608cm" svg:height="0.687cm" svg:x="16.714cm" svg:y="3.69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1" draw:text-style-name="P3" draw:layer="layout" svg:x1="16.688cm" svg:y1="3.731cm" svg:x2="17.331cm" svg:y2="3.726cm">
          <text:p/>
        </draw:line>
        <draw:line draw:style-name="gr40" draw:text-style-name="P3" draw:layer="layout" svg:x1="16.713cm" svg:y1="3.711cm" svg:x2="16.711cm" svg:y2="3.846cm">
          <text:p/>
        </draw:line>
        <draw:line draw:style-name="gr40" draw:text-style-name="P3" draw:layer="layout" svg:x1="17.307cm" svg:y1="3.613cm" svg:x2="17.305cm" svg:y2="3.748cm">
          <text:p/>
        </draw:line>
        <draw:line draw:style-name="gr40" draw:text-style-name="P3" draw:layer="layout" svg:x1="16.463cm" svg:y1="4.815cm" svg:x2="17.594cm" svg:y2="4.794cm">
          <text:p/>
        </draw:line>
        <draw:frame draw:style-name="gr56" draw:text-style-name="P18" draw:layer="layout" svg:width="0.951cm" svg:height="0.725cm" svg:x="17.212cm" svg:y="1.585cm">
          <draw:text-box>
            <text:p text:style-name="P15"><text:span text:style-name="T3">1k</text:span></text:p>
          </draw:text-box>
        </draw:frame>
        <draw:frame draw:style-name="gr56" draw:text-style-name="P18" draw:layer="layout" svg:width="1.26cm" svg:height="0.725cm" svg:x="17.398cm" svg:y="3.704cm">
          <draw:text-box>
            <text:p text:style-name="P15"><text:span text:style-name="T3">3V3</text:span></text:p>
          </draw:text-box>
        </draw:frame>
        <draw:line draw:style-name="gr58" draw:text-style-name="P3" draw:layer="layout" svg:x1="14.311cm" svg:y1="1.184cm" svg:x2="13.945cm" svg:y2="1.885cm">
          <text:p/>
        </draw:line>
        <draw:frame draw:style-name="gr59" draw:text-style-name="P18" draw:layer="layout" svg:width="3.351cm" svg:height="0.725cm" svg:x="12.606cm" svg:y="1.889cm">
          <draw:text-box>
            <text:p text:style-name="P15"><text:span text:style-name="T3">Hall switch Vcc</text:span></text:p>
          </draw:text-box>
        </draw:frame>
        <draw:frame draw:style-name="gr56" draw:text-style-name="P18" draw:layer="layout" svg:width="1.209cm" svg:height="0.725cm" svg:x="19.049cm" svg:y="1cm">
          <draw:text-box>
            <text:p text:style-name="P15"><text:span text:style-name="T3">Vcc</text:span></text:p>
          </draw:text-box>
        </draw:frame>
        <draw:frame draw:style-name="gr56" draw:text-style-name="P18" draw:layer="layout" svg:width="1.023cm" svg:height="0.725cm" svg:x="18.996cm" svg:y="7.671cm">
          <draw:text-box>
            <text:p text:style-name="P15"><text:span text:style-name="T3">0V</text:span></text:p>
          </draw:text-box>
        </draw:frame>
        <draw:frame draw:style-name="gr56" draw:text-style-name="P18" draw:layer="layout" svg:width="1.209cm" svg:height="0.725cm" svg:x="19.05cm" svg:y="1.001cm">
          <draw:text-box>
            <text:p text:style-name="P15"><text:span text:style-name="T3">Vcc</text:span></text:p>
          </draw:text-box>
        </draw:frame>
        <draw:frame draw:style-name="gr56" draw:text-style-name="P18" draw:layer="layout" svg:width="1.023cm" svg:height="0.725cm" svg:x="17.449cm" svg:y="4.487cm">
          <draw:text-box>
            <text:p text:style-name="P15"><text:span text:style-name="T3">0V</text:span></text:p>
          </draw:text-box>
        </draw:frame>
        <draw:frame draw:style-name="gr56" draw:text-style-name="P18" draw:layer="layout" svg:width="1.704cm" svg:height="0.725cm" svg:x="18.791cm" svg:y="6.995cm">
          <draw:text-box>
            <text:p text:style-name="P15"><text:span text:style-name="T3">Brown</text:span></text:p>
          </draw:text-box>
        </draw:frame>
        <draw:frame draw:style-name="gr56" draw:text-style-name="P18" draw:layer="layout" svg:width="1.209cm" svg:height="0.725cm" svg:x="19.05cm" svg:y="1.001cm">
          <draw:text-box>
            <text:p text:style-name="P15"><text:span text:style-name="T3">Vcc</text:span></text:p>
          </draw:text-box>
        </draw:frame>
        <draw:frame draw:style-name="gr56" draw:text-style-name="P18" draw:layer="layout" svg:width="1.586cm" svg:height="0.725cm" svg:x="18.791cm" svg:y="6.497cm">
          <draw:text-box>
            <text:p text:style-name="P15"><text:span text:style-name="T3">White</text:span></text:p>
          </draw:text-box>
        </draw:frame>
        <draw:frame draw:style-name="gr56" draw:text-style-name="P18" draw:layer="layout" svg:width="1.713cm" svg:height="0.725cm" svg:x="18.791cm" svg:y="5.982cm">
          <draw:text-box>
            <text:p text:style-name="P15"><text:span text:style-name="T3">Yellow</text:span></text:p>
          </draw:text-box>
        </draw:frame>
        <draw:frame draw:style-name="gr56" draw:text-style-name="P18" draw:layer="layout" svg:width="1.556cm" svg:height="0.725cm" svg:x="18.791cm" svg:y="5.305cm">
          <draw:text-box>
            <text:p text:style-name="P15"><text:span text:style-name="T3">Violet</text:span></text:p>
          </draw:text-box>
        </draw:frame>
        <draw:g>
          <draw:line draw:style-name="gr60" draw:text-style-name="P3" draw:layer="layout" svg:x1="2.191cm" svg:y1="26.031cm" svg:x2="15.041cm" svg:y2="28.023cm">
            <text:p/>
          </draw:line>
          <draw:line draw:style-name="gr60" draw:text-style-name="P3" draw:layer="layout" svg:x1="16.834cm" svg:y1="28.023cm" svg:x2="15.041cm" svg:y2="28.057cm">
            <text:p/>
          </draw:line>
        </draw:g>
        <draw:g>
          <draw:line draw:style-name="gr60" draw:text-style-name="P3" draw:layer="layout" svg:x1="2.092cm" svg:y1="23.906cm" svg:x2="14.942cm" svg:y2="25.898cm">
            <text:p/>
          </draw:line>
          <draw:line draw:style-name="gr60" draw:text-style-name="P3" draw:layer="layout" svg:x1="16.735cm" svg:y1="25.898cm" svg:x2="14.942cm" svg:y2="25.932cm">
            <text:p/>
          </draw:line>
        </draw:g>
        <draw:g>
          <draw:line draw:style-name="gr60" draw:text-style-name="P3" draw:layer="layout" svg:x1="2.125cm" svg:y1="22.113cm" svg:x2="14.975cm" svg:y2="24.105cm">
            <text:p/>
          </draw:line>
          <draw:line draw:style-name="gr60" draw:text-style-name="P3" draw:layer="layout" svg:x1="16.768cm" svg:y1="24.105cm" svg:x2="14.975cm" svg:y2="24.139cm">
            <text:p/>
          </draw:line>
        </draw:g>
        <draw:g>
          <draw:line draw:style-name="gr60" draw:text-style-name="P3" draw:layer="layout" svg:x1="1.96cm" svg:y1="20.22cm" svg:x2="14.81cm" svg:y2="22.212cm">
            <text:p/>
          </draw:line>
          <draw:line draw:style-name="gr60" draw:text-style-name="P3" draw:layer="layout" svg:x1="16.603cm" svg:y1="22.212cm" svg:x2="14.81cm" svg:y2="22.246cm">
            <text:p/>
          </draw:line>
        </draw:g>
        <draw:g>
          <draw:line draw:style-name="gr60" draw:text-style-name="P3" draw:layer="layout" svg:x1="2.159cm" svg:y1="18.461cm" svg:x2="15.009cm" svg:y2="20.453cm">
            <text:p/>
          </draw:line>
          <draw:line draw:style-name="gr60" draw:text-style-name="P3" draw:layer="layout" svg:x1="16.802cm" svg:y1="20.453cm" svg:x2="15.009cm" svg:y2="20.487cm">
            <text:p/>
          </draw:line>
        </draw:g>
        <draw:g>
          <draw:line draw:style-name="gr60" draw:text-style-name="P3" draw:layer="layout" svg:x1="1.96cm" svg:y1="16.601cm" svg:x2="14.81cm" svg:y2="18.593cm">
            <text:p/>
          </draw:line>
          <draw:line draw:style-name="gr60" draw:text-style-name="P3" draw:layer="layout" svg:x1="16.603cm" svg:y1="18.593cm" svg:x2="14.81cm" svg:y2="18.627cm">
            <text:p/>
          </draw:line>
        </draw:g>
        <draw:g>
          <draw:line draw:style-name="gr60" draw:text-style-name="P3" draw:layer="layout" svg:x1="2.225cm" svg:y1="14.543cm" svg:x2="15.075cm" svg:y2="16.535cm">
            <text:p/>
          </draw:line>
          <draw:line draw:style-name="gr60" draw:text-style-name="P3" draw:layer="layout" svg:x1="16.868cm" svg:y1="16.535cm" svg:x2="15.075cm" svg:y2="16.569cm">
            <text:p/>
          </draw:line>
        </draw:g>
        <draw:g>
          <draw:line draw:style-name="gr60" draw:text-style-name="P3" draw:layer="layout" svg:x1="2.226cm" svg:y1="12.651cm" svg:x2="15.076cm" svg:y2="14.643cm">
            <text:p/>
          </draw:line>
          <draw:line draw:style-name="gr60" draw:text-style-name="P3" draw:layer="layout" svg:x1="16.869cm" svg:y1="14.643cm" svg:x2="15.076cm" svg:y2="14.677cm">
            <text:p/>
          </draw:line>
        </draw:g>
        <draw:g>
          <draw:line draw:style-name="gr60" draw:text-style-name="P3" draw:layer="layout" svg:x1="2.225cm" svg:y1="10.724cm" svg:x2="15.075cm" svg:y2="12.716cm">
            <text:p/>
          </draw:line>
          <draw:line draw:style-name="gr60" draw:text-style-name="P3" draw:layer="layout" svg:x1="16.868cm" svg:y1="12.716cm" svg:x2="15.075cm" svg:y2="12.75cm">
            <text:p/>
          </draw:line>
        </draw:g>
        <draw:g>
          <draw:line draw:style-name="gr60" draw:text-style-name="P3" draw:layer="layout" svg:x1="2.225cm" svg:y1="8.865cm" svg:x2="15.075cm" svg:y2="10.857cm">
            <text:p/>
          </draw:line>
          <draw:line draw:style-name="gr60" draw:text-style-name="P3" draw:layer="layout" svg:x1="16.868cm" svg:y1="10.857cm" svg:x2="15.075cm" svg:y2="10.891cm">
            <text:p/>
          </draw:line>
        </draw:g>
        <draw:line draw:style-name="gr60" draw:text-style-name="P3" draw:layer="layout" svg:x1="2.955cm" svg:y1="5.246cm" svg:x2="15.838cm" svg:y2="5.313cm">
          <text:p/>
        </draw:line>
        <draw:line draw:style-name="gr60" draw:text-style-name="P3" draw:layer="layout" svg:x1="2.988cm" svg:y1="3.387cm" svg:x2="15.605cm" svg:y2="3.35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marker draw:name="Symmetric_20_Arrow" draw:display-name="Symmetric Arrow" svg:viewBox="0 0 1131 902" svg:d="M564 0l-564 902h1131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0-17T16:35:38.351119334</meta:creation-date>
    <dc:date>2019-01-02T20:47:00.520812088</dc:date>
    <meta:editing-duration>PT1H25M52S</meta:editing-duration>
    <meta:editing-cycles>15</meta:editing-cycles>
    <meta:generator>LibreOffice_Vanilla/6.1.3.5$MacOSX_X86_64 LibreOffice_project/15843ed45a7b807506f7cf3529f9e15dd77e4b8b</meta:generator>
    <meta:document-statistic meta:object-count="584"/>
  </office:meta>
</office:document-meta>
</file>